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32a4"/>
    </style:style>
    <style:style style:name="P2" style:family="paragraph" style:parent-style-name="Text_20_body">
      <style:text-properties style:font-name="DejaVu Sans" officeooo:paragraph-rsid="000a32a4"/>
    </style:style>
    <style:style style:name="P3" style:family="paragraph" style:parent-style-name="Text_20_body">
      <style:text-properties style:font-name="DejaVu Sans" fo:font-size="10.5pt" officeooo:paragraph-rsid="000a32a4" style:font-size-asian="10.5pt" style:font-size-complex="10.5pt"/>
    </style:style>
    <style:style style:name="P4" style:family="paragraph" style:parent-style-name="Text_20_body">
      <style:text-properties style:font-name="DejaVu Sans" officeooo:paragraph-rsid="000bd97f"/>
    </style:style>
    <style:style style:name="P5" style:family="paragraph" style:parent-style-name="Text_20_body">
      <style:text-properties officeooo:paragraph-rsid="001564cd"/>
    </style:style>
    <style:style style:name="P6" style:family="paragraph" style:parent-style-name="Text_20_body">
      <style:paragraph-properties fo:break-before="page"/>
      <style:text-properties style:font-name="DejaVu Sans" officeooo:paragraph-rsid="000a32a4"/>
    </style:style>
    <style:style style:name="P7" style:family="paragraph" style:parent-style-name="Text_20_body" style:list-style-name="L1">
      <style:text-properties officeooo:paragraph-rsid="000a32a4"/>
    </style:style>
    <style:style style:name="P8" style:family="paragraph" style:parent-style-name="Text_20_body" style:list-style-name="L1">
      <style:text-properties officeooo:paragraph-rsid="00122283"/>
    </style:style>
    <style:style style:name="P9" style:family="paragraph" style:parent-style-name="Text_20_body" style:list-style-name="L1">
      <style:text-properties officeooo:paragraph-rsid="000bd97f"/>
    </style:style>
    <style:style style:name="P10" style:family="paragraph" style:parent-style-name="Text_20_body" style:list-style-name="L1">
      <style:text-properties officeooo:paragraph-rsid="000d6b7f"/>
    </style:style>
    <style:style style:name="P11" style:family="paragraph" style:parent-style-name="Text_20_body" style:list-style-name="L1">
      <style:text-properties officeooo:paragraph-rsid="00107c46"/>
    </style:style>
    <style:style style:name="P12" style:family="paragraph" style:parent-style-name="Text_20_body" style:list-style-name="L1">
      <style:text-properties officeooo:paragraph-rsid="001004df"/>
    </style:style>
    <style:style style:name="P13" style:family="paragraph" style:parent-style-name="Text_20_body" style:list-style-name="L1">
      <style:text-properties officeooo:paragraph-rsid="001564cd"/>
    </style:style>
    <style:style style:name="P14" style:family="paragraph" style:parent-style-name="Text_20_body" style:list-style-name="L1">
      <style:text-properties officeooo:paragraph-rsid="00174d74"/>
    </style:style>
    <style:style style:name="P15" style:family="paragraph" style:parent-style-name="Text_20_body" style:list-style-name="L1">
      <style:text-properties officeooo:paragraph-rsid="000e61a0"/>
    </style:style>
    <style:style style:name="P16" style:family="paragraph" style:parent-style-name="Text_20_body" style:list-style-name="L1">
      <style:text-properties style:font-name="DejaVu Sans" fo:font-weight="bold" officeooo:paragraph-rsid="000a32a4" style:font-weight-asian="bold" style:font-weight-complex="bold"/>
    </style:style>
    <style:style style:name="P17" style:family="paragraph" style:parent-style-name="Text_20_body" style:list-style-name="L1">
      <style:text-properties style:font-name="DejaVu Sans" officeooo:paragraph-rsid="000a32a4"/>
    </style:style>
    <style:style style:name="P18" style:family="paragraph" style:parent-style-name="Text_20_body" style:list-style-name="L1">
      <style:text-properties style:font-name="DejaVu Sans" fo:font-size="10.5pt" officeooo:paragraph-rsid="000a32a4" style:font-size-asian="10.5pt" style:font-size-complex="10.5pt"/>
    </style:style>
    <style:style style:name="P19" style:family="paragraph" style:parent-style-name="Text_20_body" style:list-style-name="L1">
      <style:text-properties style:font-name="DejaVu Sans" fo:font-size="10.5pt" officeooo:paragraph-rsid="000bd97f" style:font-size-asian="10.5pt" style:font-size-complex="10.5pt"/>
    </style:style>
    <style:style style:name="P20" style:family="paragraph" style:parent-style-name="Text_20_body" style:list-style-name="L1">
      <style:text-properties style:font-name="DejaVu Sans" fo:font-size="10.5pt" fo:font-weight="bold" officeooo:paragraph-rsid="000a32a4" style:font-size-asian="10.5pt" style:font-weight-asian="bold" style:font-size-complex="10.5pt" style:font-weight-complex="bold"/>
    </style:style>
    <style:style style:name="P21" style:family="paragraph" style:parent-style-name="Text_20_body" style:list-style-name="L1">
      <style:text-properties style:font-name="DejaVu Sans" fo:font-size="10.5pt" fo:font-weight="bold" officeooo:paragraph-rsid="001004df" style:font-size-asian="10.5pt" style:font-weight-asian="bold" style:font-size-complex="10.5pt" style:font-weight-complex="bold"/>
    </style:style>
    <style:style style:name="P22" style:family="paragraph" style:parent-style-name="Text_20_body" style:list-style-name="L1">
      <style:text-properties style:font-name="DejaVu Sans" fo:font-size="10.5pt" fo:font-weight="bold" officeooo:paragraph-rsid="000bd97f" style:font-size-asian="10.5pt" style:font-weight-asian="bold" style:font-size-complex="10.5pt" style:font-weight-complex="bold"/>
    </style:style>
    <style:style style:name="P23" style:family="paragraph" style:parent-style-name="Text_20_body" style:list-style-name="L1">
      <style:text-properties style:font-name="DejaVu Sans" fo:font-size="10.5pt" fo:font-weight="bold" officeooo:paragraph-rsid="001564cd" style:font-size-asian="10.5pt" style:font-weight-asian="bold" style:font-size-complex="10.5pt" style:font-weight-complex="bold"/>
    </style:style>
    <style:style style:name="P24" style:family="paragraph" style:parent-style-name="Text_20_body" style:list-style-name="L1">
      <style:text-properties style:font-name="DejaVu Sans" fo:font-size="10.5pt" fo:font-weight="bold" officeooo:paragraph-rsid="000e61a0" style:font-size-asian="10.5pt" style:font-weight-asian="bold" style:font-size-complex="10.5pt" style:font-weight-complex="bold"/>
    </style:style>
    <style:style style:name="P25" style:family="paragraph" style:parent-style-name="Text_20_body" style:list-style-name="L1">
      <style:text-properties style:font-name="DejaVu Sans" fo:font-size="10.5pt" officeooo:rsid="000e61a0" officeooo:paragraph-rsid="000e61a0" fo:background-color="#ffff00" style:font-size-asian="10.5pt" style:font-size-complex="10.5pt"/>
    </style:style>
    <style:style style:name="P26" style:family="paragraph" style:parent-style-name="Text_20_body" style:list-style-name="L1">
      <style:text-properties style:font-name="DejaVu Sans1" fo:font-size="10.5pt" fo:font-weight="normal" officeooo:rsid="00c7f047" officeooo:paragraph-rsid="000d6b7f" fo:background-color="#ffff00" style:font-size-asian="10.5pt" style:font-weight-asian="normal" style:font-size-complex="10.5pt" style:font-weight-complex="normal"/>
    </style:style>
    <style:style style:name="P27" style:family="paragraph" style:parent-style-name="Text_20_body" style:list-style-name="L1">
      <style:text-properties style:font-name="DejaVu Sans1" fo:font-size="10.5pt" fo:font-weight="normal" officeooo:rsid="00c7f047" officeooo:paragraph-rsid="000e61a0" fo:background-color="#ffff00" style:font-size-asian="10.5pt" style:font-weight-asian="normal" style:font-size-complex="10.5pt" style:font-weight-complex="normal"/>
    </style:style>
    <style:style style:name="P28" style:family="paragraph" style:parent-style-name="Text_20_body" style:list-style-name="L1">
      <style:text-properties style:font-name="DejaVu Sans1" fo:font-size="10.5pt" fo:font-weight="normal" officeooo:paragraph-rsid="00122283" fo:background-color="#ffff00" style:font-size-asian="10.5pt" style:font-weight-asian="normal" style:font-size-complex="10.5pt" style:font-weight-complex="normal"/>
    </style:style>
    <style:style style:name="P29" style:family="paragraph" style:parent-style-name="Text_20_body" style:list-style-name="L1">
      <style:text-properties style:font-name="DejaVu Sans1" fo:font-size="10.5pt" officeooo:paragraph-rsid="000e61a0" style:font-size-asian="10.5pt" style:font-size-complex="10.5pt"/>
    </style:style>
    <style:style style:name="P30" style:family="paragraph" style:parent-style-name="Heading_20_2">
      <style:text-properties style:font-name="DejaVu Sans" officeooo:paragraph-rsid="000a32a4"/>
    </style:style>
    <style:style style:name="T1" style:family="text">
      <style:text-properties fo:font-variant="normal" fo:text-transform="none" fo:color="#333333" style:font-name="DejaVu Sans1" fo:font-size="10.5pt" fo:letter-spacing="normal" fo:font-style="normal" fo:font-weight="normal" officeooo:rsid="00c5a990" style:font-size-asian="10.5pt" style:font-size-complex="10.5pt" loext:padding="0cm" loext:border="none"/>
    </style:style>
    <style:style style:name="T2" style:family="text">
      <style:text-properties fo:font-variant="normal" fo:text-transform="none" fo:color="#333333" style:font-name="DejaVu Sans1" fo:font-size="10.5pt" fo:letter-spacing="normal" fo:font-style="normal" fo:font-weight="normal" officeooo:rsid="0024517f" style:font-size-asian="10.5pt" style:font-size-complex="10.5pt" loext:padding="0cm" loext:border="none"/>
    </style:style>
    <style:style style:name="T3" style:family="text">
      <style:text-properties fo:font-variant="normal" fo:text-transform="none" fo:color="#333333" style:font-name="DejaVu Sans1" fo:font-size="10.5pt" fo:letter-spacing="normal" fo:font-style="normal" fo:font-weight="normal" officeooo:rsid="00b5b6e4" style:font-size-asian="10.5pt" style:font-size-complex="10.5pt" loext:padding="0cm" loext:border="none"/>
    </style:style>
    <style:style style:name="T4" style:family="text">
      <style:text-properties fo:font-variant="normal" fo:text-transform="none" fo:color="#333333" style:font-name="DejaVu Sans1" fo:font-size="10.5pt" fo:letter-spacing="normal" fo:font-style="normal" fo:font-weight="normal" officeooo:rsid="0065158e" style:font-size-asian="10.5pt" style:font-size-complex="10.5pt" loext:padding="0cm" loext:border="none"/>
    </style:style>
    <style:style style:name="T5" style:family="text">
      <style:text-properties fo:font-variant="normal" fo:text-transform="none" fo:color="#333333" style:font-name="DejaVu Sans1" fo:font-size="10.5pt" fo:letter-spacing="normal" fo:font-style="normal" fo:font-weight="normal" officeooo:rsid="0080ffca" style:font-size-asian="10.5pt" style:font-size-complex="10.5pt" loext:padding="0cm" loext:border="none"/>
    </style:style>
    <style:style style:name="T6" style:family="text">
      <style:text-properties fo:font-variant="normal" fo:text-transform="none" fo:color="#333333" style:font-name="DejaVu Sans1" fo:font-size="10.5pt" fo:letter-spacing="normal" fo:font-style="normal" fo:font-weight="normal" officeooo:rsid="00c5a990" fo:background-color="transparent" loext:char-shading-value="0" style:font-size-asian="10.5pt" style:font-size-complex="10.5pt" loext:padding="0cm" loext:border="none"/>
    </style:style>
    <style:style style:name="T7" style:family="text">
      <style:text-properties fo:font-variant="normal" fo:text-transform="none" fo:color="#333333" style:font-name="DejaVu Sans1" fo:font-size="10.5pt" fo:letter-spacing="normal" fo:font-style="normal" fo:font-weight="normal" officeooo:rsid="0024517f" fo:background-color="transparent" loext:char-shading-value="0" style:font-size-asian="10.5pt" style:font-size-complex="10.5pt" loext:padding="0cm" loext:border="none"/>
    </style:style>
    <style:style style:name="T8" style:family="text">
      <style:text-properties fo:font-variant="normal" fo:text-transform="none" fo:color="#333333" style:font-name="DejaVu Sans1" fo:font-size="10.5pt" fo:letter-spacing="normal" fo:font-style="normal" fo:font-weight="normal" officeooo:rsid="00b5b6e4" fo:background-color="transparent" loext:char-shading-value="0" style:font-size-asian="10.5pt" style:font-size-complex="10.5pt" loext:padding="0cm" loext:border="none"/>
    </style:style>
    <style:style style:name="T9" style:family="text">
      <style:text-properties fo:font-variant="normal" fo:text-transform="none" fo:color="#333333" style:font-name="DejaVu Sans1" fo:font-size="10.5pt" fo:letter-spacing="normal" fo:font-style="normal" fo:font-weight="normal" officeooo:rsid="0065158e" fo:background-color="transparent" loext:char-shading-value="0" style:font-size-asian="10.5pt" style:font-size-complex="10.5pt" loext:padding="0cm" loext:border="none"/>
    </style:style>
    <style:style style:name="T10" style:family="text">
      <style:text-properties fo:font-variant="normal" fo:text-transform="none" fo:color="#333333" style:font-name="DejaVu Sans1" fo:font-size="10.5pt" fo:letter-spacing="normal" fo:font-style="normal" fo:font-weight="normal" officeooo:rsid="00817920" fo:background-color="transparent" loext:char-shading-value="0" style:font-size-asian="10.5pt" style:font-size-complex="10.5pt" loext:padding="0cm" loext:border="none"/>
    </style:style>
    <style:style style:name="T11" style:family="text">
      <style:text-properties fo:font-variant="normal" fo:text-transform="none" fo:color="#333333" style:font-name="DejaVu Sans1" fo:font-size="10.5pt" fo:letter-spacing="normal" fo:font-style="normal" fo:font-weight="normal" officeooo:rsid="0080ffca" fo:background-color="transparent" loext:char-shading-value="0" style:font-size-asian="10.5pt" style:font-size-complex="10.5pt" loext:padding="0cm" loext:border="none"/>
    </style:style>
    <style:style style:name="T12" style:family="text">
      <style:text-properties fo:font-variant="normal" fo:text-transform="none" fo:color="#333333" style:font-name="DejaVu Sans1" fo:font-size="10.5pt" fo:letter-spacing="normal" fo:font-style="normal" style:text-underline-style="none" fo:font-weight="normal" officeooo:rsid="00c7e1f7" style:font-size-asian="10.5pt" style:font-weight-asian="normal" style:font-size-complex="10.5pt" style:font-weight-complex="normal" loext:padding="0cm" loext:border="none"/>
    </style:style>
    <style:style style:name="T13" style:family="text">
      <style:text-properties fo:font-variant="normal" fo:text-transform="none" fo:color="#333333" style:font-name="DejaVu Sans1" fo:font-size="10.5pt" fo:letter-spacing="normal" fo:font-style="normal" style:text-underline-style="none" fo:font-weight="normal" officeooo:rsid="00174d74" style:font-size-asian="10.5pt" style:font-weight-asian="normal" style:font-size-complex="10.5pt" style:font-weight-complex="normal" loext:padding="0cm" loext:border="none"/>
    </style:style>
    <style:style style:name="T14" style:family="text">
      <style:text-properties fo:font-variant="normal" fo:text-transform="none" fo:color="#333333" style:font-name="DejaVu Sans1" fo:font-size="10.5pt" fo:letter-spacing="normal" fo:font-style="italic" fo:font-weight="normal" officeooo:rsid="00b5b6e4" fo:background-color="transparent" loext:char-shading-value="0" style:font-size-asian="10.5pt" style:font-style-asian="italic" style:font-size-complex="10.5pt" style:font-style-complex="italic" loext:padding="0cm" loext:border="none"/>
    </style:style>
    <style:style style:name="T15" style:family="text">
      <style:text-properties fo:font-variant="normal" fo:text-transform="none" fo:color="#333333" style:font-name="DejaVu Sans1" fo:font-size="10.5pt" fo:letter-spacing="normal" fo:font-style="italic" fo:font-weight="normal" officeooo:rsid="00c2383e" fo:background-color="transparent" loext:char-shading-value="0" style:font-size-asian="10.5pt" style:font-style-asian="italic" style:font-size-complex="10.5pt" style:font-style-complex="italic" loext:padding="0cm" loext:border="none"/>
    </style:style>
    <style:style style:name="T16" style:family="text">
      <style:text-properties fo:font-variant="normal" fo:text-transform="none" fo:color="#333333" style:font-name="DejaVu Sans1" fo:font-size="10.5pt" fo:letter-spacing="normal" fo:font-style="italic" fo:font-weight="normal" officeooo:rsid="0021bd9f" fo:background-color="#ffff00" loext:char-shading-value="0" style:font-size-asian="10.5pt" style:font-style-asian="italic" style:font-weight-asian="normal" style:font-size-complex="10.5pt" style:font-style-complex="italic" style:font-weight-complex="normal" loext:padding="0cm" loext:border="none"/>
    </style:style>
    <style:style style:name="T17" style:family="text">
      <style:text-properties fo:font-variant="normal" fo:text-transform="none" fo:color="#333333" style:font-name="DejaVu Sans1" fo:font-size="10.5pt" fo:letter-spacing="normal" fo:font-style="italic" fo:font-weight="normal" officeooo:rsid="003c7ad0" fo:background-color="#ffff00" loext:char-shading-value="0" style:font-size-asian="10.5pt" style:font-style-asian="italic" style:font-weight-asian="normal" style:font-size-complex="10.5pt" style:font-style-complex="italic" style:font-weight-complex="normal" loext:padding="0cm" loext:border="none"/>
    </style:style>
    <style:style style:name="T18" style:family="text">
      <style:text-properties fo:font-variant="normal" fo:text-transform="none" fo:color="#333333" style:font-name="DejaVu Sans1" fo:font-size="10.5pt" fo:letter-spacing="normal" fo:font-style="italic" fo:font-weight="normal" officeooo:rsid="0013dd8c" fo:background-color="#ffff00" loext:char-shading-value="0" style:font-size-asian="10.5pt" style:font-style-asian="italic" style:font-size-complex="10.5pt" style:font-style-complex="italic" loext:padding="0cm" loext:border="none"/>
    </style:style>
    <style:style style:name="T19" style:family="text">
      <style:text-properties fo:font-variant="normal" fo:text-transform="none" fo:color="#333333" fo:font-size="10.4499998092651pt" fo:letter-spacing="normal" fo:font-style="normal" fo:font-weight="normal" officeooo:rsid="001e8461"/>
    </style:style>
    <style:style style:name="T20" style:family="text">
      <style:text-properties fo:font-variant="normal" fo:text-transform="none" fo:color="#333333" fo:font-size="10.4499998092651pt" fo:letter-spacing="normal" fo:font-style="normal" fo:font-weight="normal" officeooo:rsid="000a32a4"/>
    </style:style>
    <style:style style:name="T21" style:family="text">
      <style:text-properties fo:font-variant="normal" fo:text-transform="none" fo:color="#333333" fo:font-size="10.4499998092651pt" fo:letter-spacing="normal" fo:font-style="normal" fo:font-weight="normal" officeooo:rsid="000bd97f"/>
    </style:style>
    <style:style style:name="T22" style:family="text">
      <style:text-properties fo:font-variant="normal" fo:text-transform="none" fo:color="#333333" fo:font-size="10.4499998092651pt" fo:letter-spacing="normal" fo:font-style="normal" fo:font-weight="normal" officeooo:rsid="001ad32c"/>
    </style:style>
    <style:style style:name="T23" style:family="text">
      <style:text-properties fo:font-variant="normal" fo:text-transform="none" fo:color="#333333" style:font-name="DejaVu Sans" fo:font-size="10.4499998092651pt" fo:letter-spacing="normal" fo:font-style="normal" fo:font-weight="bold"/>
    </style:style>
    <style:style style:name="T24" style:family="text">
      <style:text-properties fo:font-variant="normal" fo:text-transform="none" fo:color="#333333" style:font-name="DejaVu Sans" fo:font-size="10.4499998092651pt" fo:letter-spacing="normal" fo:font-style="normal" fo:font-weight="bold" officeooo:rsid="00a4af86"/>
    </style:style>
    <style:style style:name="T25" style:family="text">
      <style:text-properties fo:font-variant="normal" fo:text-transform="none" fo:color="#333333" style:font-name="DejaVu Sans" fo:font-size="10.4499998092651pt" fo:letter-spacing="normal" fo:font-style="normal" fo:font-weight="normal"/>
    </style:style>
    <style:style style:name="T26" style:family="text">
      <style:text-properties fo:font-variant="normal" fo:text-transform="none" fo:color="#333333" style:font-name="DejaVu Sans" fo:font-size="10.4499998092651pt" fo:letter-spacing="normal" fo:font-style="normal" fo:font-weight="normal" style:font-weight-asian="normal" style:font-weight-complex="normal"/>
    </style:style>
    <style:style style:name="T27" style:family="text">
      <style:text-properties fo:font-variant="normal" fo:text-transform="none" fo:color="#333333" style:font-name="DejaVu Sans" fo:font-size="10pt" fo:letter-spacing="normal" fo:font-style="normal" fo:font-weight="normal" officeooo:rsid="001e8461" style:font-size-asian="10pt" style:font-size-complex="10pt" loext:padding="0cm" loext:border="none"/>
    </style:style>
    <style:style style:name="T28" style:family="text">
      <style:text-properties fo:font-variant="normal" fo:text-transform="none" fo:color="#333333" style:font-name="DejaVu Sans" fo:font-size="10pt" fo:letter-spacing="normal" fo:font-style="normal" fo:font-weight="normal" style:font-size-asian="10pt" style:font-size-complex="10pt" loext:padding="0cm" loext:border="none"/>
    </style:style>
    <style:style style:name="T29" style:family="text">
      <style:text-properties fo:font-variant="normal" fo:text-transform="none" fo:color="#333333" style:font-name="DejaVu Sans" fo:font-size="10pt" fo:letter-spacing="normal" fo:font-style="normal" fo:font-weight="normal" officeooo:rsid="002bc7d0" style:font-size-asian="10pt" style:font-size-complex="10pt" loext:padding="0cm" loext:border="none"/>
    </style:style>
    <style:style style:name="T30" style:family="text">
      <style:text-properties fo:font-variant="normal" fo:text-transform="none" fo:color="#333333" style:font-name="DejaVu Sans" fo:font-size="10pt" fo:letter-spacing="normal" fo:font-style="normal" fo:font-weight="normal" officeooo:rsid="0020214e" style:font-size-asian="10pt" style:font-size-complex="10pt" loext:padding="0cm" loext:border="none"/>
    </style:style>
    <style:style style:name="T31" style:family="text">
      <style:text-properties fo:font-variant="normal" fo:text-transform="none" fo:color="#333333" style:font-name="DejaVu Sans" fo:font-size="10pt" fo:letter-spacing="normal" fo:font-style="normal" fo:font-weight="normal" officeooo:rsid="000a32a4" style:font-size-asian="10pt" style:font-size-complex="10pt" loext:padding="0cm" loext:border="none"/>
    </style:style>
    <style:style style:name="T32" style:family="text">
      <style:text-properties fo:font-variant="normal" fo:text-transform="none" fo:color="#333333" style:font-name="DejaVu Sans" fo:font-size="10pt" fo:letter-spacing="normal" fo:font-style="normal" fo:font-weight="normal" officeooo:rsid="000bd97f" style:font-size-asian="10pt" style:font-size-complex="10pt" loext:padding="0cm" loext:border="none"/>
    </style:style>
    <style:style style:name="T33" style:family="text">
      <style:text-properties fo:font-variant="normal" fo:text-transform="none" fo:color="#333333" style:font-name="DejaVu Sans" fo:font-size="10pt" fo:letter-spacing="normal" fo:font-style="normal" fo:font-weight="normal" officeooo:rsid="0013dd8c" fo:background-color="#ffff00" loext:char-shading-value="0" style:font-size-asian="10pt" style:font-size-complex="10pt" loext:padding="0cm" loext:border="none"/>
    </style:style>
    <style:style style:name="T34" style:family="text">
      <style:text-properties fo:font-variant="normal" fo:text-transform="none" fo:color="#333333" style:font-name="DejaVu Sans" fo:font-size="8.5pt" fo:letter-spacing="normal" fo:font-style="normal" fo:font-weight="normal" officeooo:rsid="00a4af86" loext:padding="0cm" loext:border="none"/>
    </style:style>
    <style:style style:name="T35" style:family="text">
      <style:text-properties fo:font-variant="normal" fo:text-transform="none" fo:color="#333333" style:font-name="DejaVu Sans" fo:font-size="10.5pt" fo:letter-spacing="normal" fo:font-style="normal" fo:font-weight="bold" style:font-size-asian="10.5pt" style:font-size-complex="10.5pt"/>
    </style:style>
    <style:style style:name="T36" style:family="text">
      <style:text-properties fo:font-variant="normal" fo:text-transform="none" fo:color="#333333" style:font-name="DejaVu Sans" fo:font-size="10.5pt" fo:letter-spacing="normal" fo:font-style="normal" fo:font-weight="bold" officeooo:rsid="0021bd9f" style:font-size-asian="10.5pt" style:font-size-complex="10.5pt" loext:padding="0cm" loext:border="none"/>
    </style:style>
    <style:style style:name="T37" style:family="text">
      <style:text-properties fo:font-variant="normal" fo:text-transform="none" fo:color="#333333" style:font-name="DejaVu Sans" fo:font-size="10.5pt" fo:letter-spacing="normal" fo:font-style="normal" fo:font-weight="bold" style:font-size-asian="10.5pt" style:font-size-complex="10.5pt" loext:padding="0cm" loext:border="none"/>
    </style:style>
    <style:style style:name="T38" style:family="text">
      <style:text-properties fo:font-variant="normal" fo:text-transform="none" fo:color="#333333" style:font-name="DejaVu Sans" fo:font-size="10.5pt" fo:letter-spacing="normal" fo:font-style="normal" fo:font-weight="bold" officeooo:rsid="0024ed52" style:font-size-asian="10.5pt" style:font-size-complex="10.5pt" loext:padding="0cm" loext:border="none"/>
    </style:style>
    <style:style style:name="T39" style:family="text">
      <style:text-properties fo:font-variant="normal" fo:text-transform="none" fo:color="#333333" style:font-name="DejaVu Sans" fo:font-size="10.5pt" fo:letter-spacing="normal" fo:font-style="normal" fo:font-weight="bold" officeooo:rsid="006b3a32" style:font-size-asian="10.5pt" style:font-weight-asian="bold" style:font-size-complex="10.5pt" style:font-weight-complex="bold"/>
    </style:style>
    <style:style style:name="T40" style:family="text">
      <style:text-properties fo:font-variant="normal" fo:text-transform="none" fo:color="#333333" style:font-name="DejaVu Sans" fo:font-size="10.5pt" fo:letter-spacing="normal" fo:font-style="normal" fo:font-weight="bold" officeooo:rsid="0071060d" style:font-size-asian="10.5pt" style:font-weight-asian="bold" style:font-size-complex="10.5pt" style:font-weight-complex="bold"/>
    </style:style>
    <style:style style:name="T41" style:family="text">
      <style:text-properties fo:font-variant="normal" fo:text-transform="none" fo:color="#333333" style:font-name="DejaVu Sans" fo:font-size="10.5pt" fo:letter-spacing="normal" fo:font-style="normal" fo:font-weight="bold" officeooo:rsid="006b7dab" style:font-size-asian="10.5pt" style:font-weight-asian="bold" style:font-size-complex="10.5pt" style:font-weight-complex="bold"/>
    </style:style>
    <style:style style:name="T42" style:family="text">
      <style:text-properties fo:font-variant="normal" fo:text-transform="none" fo:color="#333333" style:font-name="DejaVu Sans" fo:font-size="10.5pt" fo:letter-spacing="normal" fo:font-style="normal" fo:font-weight="bold" officeooo:rsid="00336380" style:font-size-asian="10.5pt" style:font-weight-asian="bold" style:font-size-complex="10.5pt" style:font-weight-complex="bold"/>
    </style:style>
    <style:style style:name="T43" style:family="text">
      <style:text-properties fo:font-variant="normal" fo:text-transform="none" fo:color="#333333" style:font-name="DejaVu Sans" fo:font-size="10.5pt" fo:letter-spacing="normal" fo:font-style="normal" fo:font-weight="normal" style:font-size-asian="10.5pt" style:font-size-complex="10.5pt"/>
    </style:style>
    <style:style style:name="T44" style:family="text">
      <style:text-properties fo:font-variant="normal" fo:text-transform="none" fo:color="#333333" style:font-name="DejaVu Sans" fo:font-size="10.5pt" fo:letter-spacing="normal" fo:font-style="normal" fo:font-weight="normal" officeooo:rsid="0020214e" style:font-size-asian="10.5pt" style:font-size-complex="10.5pt" loext:padding="0cm" loext:border="none"/>
    </style:style>
    <style:style style:name="T45" style:family="text">
      <style:text-properties fo:font-variant="normal" fo:text-transform="none" fo:color="#333333" style:font-name="DejaVu Sans" fo:font-size="10.5pt" fo:letter-spacing="normal" fo:font-style="normal" fo:font-weight="normal" officeooo:rsid="006b3a32" style:font-size-asian="10.5pt" style:font-size-complex="10.5pt"/>
    </style:style>
    <style:style style:name="T46" style:family="text">
      <style:text-properties fo:font-variant="normal" fo:text-transform="none" fo:color="#333333" style:font-name="DejaVu Sans" fo:font-size="10.5pt" fo:letter-spacing="normal" fo:font-style="normal" fo:font-weight="normal" officeooo:rsid="00682ded" style:font-size-asian="10.5pt" style:font-size-complex="10.5pt"/>
    </style:style>
    <style:style style:name="T47" style:family="text">
      <style:text-properties fo:font-variant="normal" fo:text-transform="none" fo:color="#333333" style:font-name="DejaVu Sans" fo:font-size="10.5pt" fo:letter-spacing="normal" fo:font-style="normal" fo:font-weight="normal" officeooo:rsid="006b7dab" style:font-size-asian="10.5pt" style:font-size-complex="10.5pt"/>
    </style:style>
    <style:style style:name="T48" style:family="text">
      <style:text-properties fo:font-variant="normal" fo:text-transform="none" fo:color="#333333" style:font-name="DejaVu Sans" fo:font-size="10.5pt" fo:letter-spacing="normal" fo:font-style="normal" fo:font-weight="normal" officeooo:rsid="0020214e" style:font-size-asian="10.5pt" style:font-style-asian="italic" style:font-size-complex="10.5pt" style:font-style-complex="italic" loext:padding="0cm" loext:border="none"/>
    </style:style>
    <style:style style:name="T49" style:family="text">
      <style:text-properties fo:font-variant="normal" fo:text-transform="none" fo:color="#333333" style:font-name="DejaVu Sans" fo:font-size="10.5pt" fo:letter-spacing="normal" fo:font-style="normal" fo:font-weight="normal" officeooo:rsid="000a32a4" style:font-size-asian="10.5pt" style:font-style-asian="italic" style:font-size-complex="10.5pt" style:font-style-complex="italic" loext:padding="0cm" loext:border="none"/>
    </style:style>
    <style:style style:name="T50" style:family="text">
      <style:text-properties fo:font-variant="normal" fo:text-transform="none" fo:color="#333333" style:font-name="DejaVu Sans" fo:font-size="10.5pt" fo:letter-spacing="normal" fo:font-style="normal" fo:font-weight="normal" officeooo:rsid="003c7ad0" style:font-size-asian="10.5pt" style:font-style-asian="italic" style:font-size-complex="10.5pt" style:font-style-complex="italic" loext:padding="0cm" loext:border="none"/>
    </style:style>
    <style:style style:name="T51" style:family="text">
      <style:text-properties fo:font-variant="normal" fo:text-transform="none" fo:color="#333333" style:font-name="DejaVu Sans" fo:font-size="10.5pt" fo:letter-spacing="normal" fo:font-style="normal" fo:font-weight="normal" officeooo:rsid="00c7e1f7" style:font-size-asian="10.5pt" style:font-style-asian="italic" style:font-size-complex="10.5pt" style:font-style-complex="italic" loext:padding="0cm" loext:border="none"/>
    </style:style>
    <style:style style:name="T52" style:family="text">
      <style:text-properties fo:font-variant="normal" fo:text-transform="none" fo:color="#333333" style:font-name="DejaVu Sans" fo:font-size="10.5pt" fo:letter-spacing="normal" fo:font-style="normal" fo:font-weight="normal" officeooo:rsid="003f02a1" style:font-size-asian="10.5pt" style:font-style-asian="italic" style:font-size-complex="10.5pt" style:font-style-complex="italic" loext:padding="0cm" loext:border="none"/>
    </style:style>
    <style:style style:name="T53" style:family="text">
      <style:text-properties fo:font-variant="normal" fo:text-transform="none" fo:color="#333333" style:font-name="DejaVu Sans" fo:font-size="10.5pt" fo:letter-spacing="normal" fo:font-style="normal" fo:font-weight="normal" officeooo:rsid="00682ded" style:font-size-asian="10.5pt" style:font-style-asian="italic" style:font-size-complex="10.5pt" style:font-style-complex="italic" loext:padding="0cm" loext:border="none"/>
    </style:style>
    <style:style style:name="T54" style:family="text">
      <style:text-properties fo:font-variant="normal" fo:text-transform="none" fo:color="#333333" style:font-name="DejaVu Sans" fo:font-size="10.5pt" fo:letter-spacing="normal" fo:font-style="normal" fo:font-weight="normal" officeooo:rsid="006b7dab" style:font-size-asian="10.5pt" style:font-style-asian="italic" style:font-size-complex="10.5pt" style:font-style-complex="italic" loext:padding="0cm" loext:border="none"/>
    </style:style>
    <style:style style:name="T55" style:family="text">
      <style:text-properties fo:font-variant="normal" fo:text-transform="none" fo:color="#333333" style:font-name="DejaVu Sans" fo:font-size="10.5pt" fo:letter-spacing="normal" fo:font-style="normal" fo:font-weight="normal" officeooo:rsid="006b3a32" style:font-size-asian="10.5pt" style:font-weight-asian="normal" style:font-size-complex="10.5pt" style:font-weight-complex="normal"/>
    </style:style>
    <style:style style:name="T56" style:family="text">
      <style:text-properties fo:font-variant="normal" fo:text-transform="none" fo:color="#333333" style:font-name="DejaVu Sans" fo:font-size="10.5pt" fo:letter-spacing="normal" fo:font-style="normal" fo:font-weight="normal" officeooo:rsid="000a32a4" style:font-size-asian="10.5pt" style:font-weight-asian="normal" style:font-size-complex="10.5pt" style:font-weight-complex="normal" loext:padding="0cm" loext:border="none"/>
    </style:style>
    <style:style style:name="T57" style:family="text">
      <style:text-properties fo:font-variant="normal" fo:text-transform="none" fo:color="#333333" style:font-name="DejaVu Sans" fo:font-size="10.5pt" fo:letter-spacing="normal" fo:font-style="normal" fo:font-weight="normal" officeooo:rsid="0024517f" style:font-size-asian="10.5pt" style:font-weight-asian="normal" style:font-size-complex="10.5pt" style:font-weight-complex="normal" loext:padding="0cm" loext:border="none"/>
    </style:style>
    <style:style style:name="T58" style:family="text">
      <style:text-properties fo:font-variant="normal" fo:text-transform="none" fo:color="#333333" style:font-name="DejaVu Sans" fo:font-size="10.5pt" fo:letter-spacing="normal" fo:font-style="normal" fo:font-weight="normal" officeooo:rsid="0065158e" style:font-size-asian="10.5pt" style:font-weight-asian="normal" style:font-size-complex="10.5pt" style:font-weight-complex="normal" loext:padding="0cm" loext:border="none"/>
    </style:style>
    <style:style style:name="T59" style:family="text">
      <style:text-properties fo:font-variant="normal" fo:text-transform="none" fo:color="#333333" style:font-name="DejaVu Sans" fo:font-size="10.5pt" fo:letter-spacing="normal" fo:font-style="normal" fo:font-weight="normal" officeooo:rsid="00354caa" style:font-size-asian="10.5pt" style:font-weight-asian="normal" style:font-size-complex="10.5pt" style:font-weight-complex="normal" loext:padding="0cm" loext:border="none"/>
    </style:style>
    <style:style style:name="T60" style:family="text">
      <style:text-properties fo:font-variant="normal" fo:text-transform="none" fo:color="#333333" style:font-name="DejaVu Sans" fo:font-size="10.5pt" fo:letter-spacing="normal" fo:font-style="normal" fo:font-weight="normal" officeooo:rsid="00b5b6e4" style:font-size-asian="10.5pt" style:font-weight-asian="normal" style:font-size-complex="10.5pt" style:font-weight-complex="normal" loext:padding="0cm" loext:border="none"/>
    </style:style>
    <style:style style:name="T61" style:family="text">
      <style:text-properties fo:font-variant="normal" fo:text-transform="none" fo:color="#333333" style:font-name="DejaVu Sans" fo:font-size="10.5pt" fo:letter-spacing="normal" fo:font-style="normal" fo:font-weight="normal" officeooo:rsid="000bd97f" style:font-size-asian="10.5pt" style:font-weight-asian="normal" style:font-size-complex="10.5pt" style:font-weight-complex="normal" loext:padding="0cm" loext:border="none"/>
    </style:style>
    <style:style style:name="T62" style:family="text">
      <style:text-properties fo:font-variant="normal" fo:text-transform="none" fo:color="#333333" style:font-name="DejaVu Sans" fo:font-size="10.5pt" fo:letter-spacing="normal" fo:font-style="normal" fo:font-weight="normal" officeooo:rsid="006308dc" fo:background-color="transparent" loext:char-shading-value="0" style:font-size-asian="10.5pt" style:font-size-complex="10.5pt" loext:padding="0cm" loext:border="none"/>
    </style:style>
    <style:style style:name="T63" style:family="text">
      <style:text-properties fo:font-variant="normal" fo:text-transform="none" fo:color="#333333" style:font-name="DejaVu Sans" fo:font-size="10.5pt" fo:letter-spacing="normal" fo:font-style="normal" fo:font-weight="normal" officeooo:rsid="006354fe" fo:background-color="transparent" loext:char-shading-value="0" style:font-size-asian="10.5pt" style:font-size-complex="10.5pt" loext:padding="0cm" loext:border="none"/>
    </style:style>
    <style:style style:name="T64" style:family="text">
      <style:text-properties fo:font-variant="normal" fo:text-transform="none" fo:color="#333333" style:font-name="DejaVu Sans" fo:font-size="10.5pt" fo:letter-spacing="normal" fo:font-style="normal" fo:font-weight="normal" officeooo:rsid="00f1704b" fo:background-color="transparent" loext:char-shading-value="0" style:font-size-asian="10.5pt" style:font-size-complex="10.5pt" loext:padding="0cm" loext:border="none"/>
    </style:style>
    <style:style style:name="T65" style:family="text">
      <style:text-properties fo:font-variant="normal" fo:text-transform="none" fo:color="#333333" style:font-name="DejaVu Sans" fo:font-size="10.5pt" fo:letter-spacing="normal" fo:font-style="normal" fo:font-weight="normal" officeooo:rsid="001fdba3" fo:background-color="transparent" loext:char-shading-value="0" style:font-size-asian="10.5pt" style:font-size-complex="10.5pt" loext:padding="0cm" loext:border="none"/>
    </style:style>
    <style:style style:name="T66" style:family="text">
      <style:text-properties fo:font-variant="normal" fo:text-transform="none" fo:color="#333333" style:font-name="DejaVu Sans" fo:font-size="10.5pt" fo:letter-spacing="normal" fo:font-style="normal" fo:font-weight="normal" officeooo:rsid="001564cd" fo:background-color="transparent" loext:char-shading-value="0" style:font-size-asian="10.5pt" style:font-size-complex="10.5pt" loext:padding="0cm" loext:border="none"/>
    </style:style>
    <style:style style:name="T67" style:family="text">
      <style:text-properties fo:font-variant="normal" fo:text-transform="none" fo:color="#333333" style:font-name="DejaVu Sans" fo:font-size="10.5pt" fo:letter-spacing="normal" fo:font-style="normal" fo:font-weight="normal" officeooo:rsid="00174d74" fo:background-color="transparent" loext:char-shading-value="0" style:font-size-asian="10.5pt" style:font-size-complex="10.5pt" loext:padding="0cm" loext:border="none"/>
    </style:style>
    <style:style style:name="T68" style:family="text">
      <style:text-properties fo:font-variant="normal" fo:text-transform="none" fo:color="#333333" style:font-name="DejaVu Sans" fo:font-size="10.5pt" fo:letter-spacing="normal" fo:font-style="normal" fo:font-weight="normal" officeooo:rsid="00682ded" fo:background-color="#ffffff" loext:char-shading-value="0" style:font-size-asian="10.5pt" style:font-size-complex="10.5pt"/>
    </style:style>
    <style:style style:name="T69" style:family="text">
      <style:text-properties fo:font-variant="normal" fo:text-transform="none" fo:color="#333333" style:font-name="DejaVu Sans" fo:font-size="10.5pt" fo:letter-spacing="normal" fo:font-style="normal" fo:font-weight="normal" officeooo:rsid="000e61a0" fo:background-color="#ffffff" loext:char-shading-value="0" style:font-size-asian="10.5pt" style:font-size-complex="10.5pt"/>
    </style:style>
    <style:style style:name="T70" style:family="text">
      <style:text-properties fo:font-variant="normal" fo:text-transform="none" fo:color="#333333" style:font-name="DejaVu Sans" fo:font-size="10.5pt" fo:letter-spacing="normal" fo:font-style="normal" fo:font-weight="normal" officeooo:rsid="000f5b33" fo:background-color="#ffffff" loext:char-shading-value="0" style:font-size-asian="10.5pt" style:font-weight-asian="normal" style:font-size-complex="10.5pt" style:font-weight-complex="normal"/>
    </style:style>
    <style:style style:name="T71" style:family="text">
      <style:text-properties fo:font-variant="normal" fo:text-transform="none" fo:color="#333333" style:font-name="DejaVu Sans" fo:font-size="10.5pt" fo:letter-spacing="normal" fo:font-style="normal" fo:font-weight="normal" officeooo:rsid="000d6b7f" fo:background-color="#ffffff" loext:char-shading-value="0" style:font-size-asian="10.5pt" style:font-weight-asian="normal" style:font-size-complex="10.5pt" style:font-weight-complex="normal"/>
    </style:style>
    <style:style style:name="T72" style:family="text">
      <style:text-properties fo:font-variant="normal" fo:text-transform="none" fo:color="#333333" style:font-name="DejaVu Sans" fo:font-size="10.5pt" fo:letter-spacing="normal" fo:font-style="normal" fo:font-weight="normal" officeooo:rsid="0013dd8c" fo:background-color="#ffff00" loext:char-shading-value="0" style:font-size-asian="10.5pt" style:font-weight-asian="normal" style:font-size-complex="10.5pt" style:font-weight-complex="normal" loext:padding="0cm" loext:border="none"/>
    </style:style>
    <style:style style:name="T73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023249a" style:font-size-asian="10.5pt" style:font-size-complex="10.5pt"/>
    </style:style>
    <style:style style:name="T74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0b974f6" style:font-size-asian="10.5pt" style:font-size-complex="10.5pt"/>
    </style:style>
    <style:style style:name="T75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02d6261" style:font-size-asian="10.5pt" style:font-weight-asian="normal" style:font-size-complex="10.5pt" style:font-weight-complex="normal"/>
    </style:style>
    <style:style style:name="T76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0259c83" style:font-size-asian="10.5pt" style:font-weight-asian="normal" style:font-size-complex="10.5pt" style:font-weight-complex="normal"/>
    </style:style>
    <style:style style:name="T77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00d285e" style:font-size-asian="10.5pt" style:font-weight-asian="normal" style:font-size-complex="10.5pt" style:font-weight-complex="normal"/>
    </style:style>
    <style:style style:name="T78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00c79bd" style:font-size-asian="10.5pt" style:font-weight-asian="normal" style:font-size-complex="10.5pt" style:font-weight-complex="normal"/>
    </style:style>
    <style:style style:name="T79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00d685d" style:font-size-asian="10.5pt" style:font-weight-asian="normal" style:font-size-complex="10.5pt" style:font-weight-complex="normal"/>
    </style:style>
    <style:style style:name="T80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01004df" style:font-size-asian="10.5pt" style:font-weight-asian="normal" style:font-size-complex="10.5pt" style:font-weight-complex="normal"/>
    </style:style>
    <style:style style:name="T81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0122283" style:font-size-asian="10.5pt" style:font-weight-asian="normal" style:font-size-complex="10.5pt" style:font-weight-complex="normal"/>
    </style:style>
    <style:style style:name="T82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01564cd" style:font-size-asian="10.5pt" style:font-weight-asian="normal" style:font-size-complex="10.5pt" style:font-weight-complex="normal"/>
    </style:style>
    <style:style style:name="T83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01564cd" style:font-size-asian="10.5pt" style:font-weight-asian="normal" style:font-size-complex="10.5pt" style:font-weight-complex="normal" loext:padding="0cm" loext:border="none"/>
    </style:style>
    <style:style style:name="T84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0174d74" style:font-size-asian="10.5pt" style:font-weight-asian="normal" style:font-size-complex="10.5pt" style:font-weight-complex="normal"/>
    </style:style>
    <style:style style:name="T85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f6f5d1" style:font-size-asian="10.5pt" style:font-size-complex="10.5pt"/>
    </style:style>
    <style:style style:name="T86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b86afd" style:font-size-asian="10.5pt" style:font-size-complex="10.5pt"/>
    </style:style>
    <style:style style:name="T87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0a32a4" style:font-size-asian="10.5pt" style:font-size-complex="10.5pt"/>
    </style:style>
    <style:style style:name="T88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b974f6" style:font-size-asian="10.5pt" style:font-size-complex="10.5pt"/>
    </style:style>
    <style:style style:name="T89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c2f75b" style:font-size-asian="10.5pt" style:font-weight-asian="normal" style:font-size-complex="10.5pt" style:font-weight-complex="normal"/>
    </style:style>
    <style:style style:name="T90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6772ac" style:font-size-asian="10.5pt" style:font-weight-asian="normal" style:font-size-complex="10.5pt" style:font-weight-complex="normal"/>
    </style:style>
    <style:style style:name="T91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572a3f" style:font-size-asian="10.5pt" style:font-weight-asian="normal" style:font-size-complex="10.5pt" style:font-weight-complex="normal"/>
    </style:style>
    <style:style style:name="T92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0d285e" style:font-size-asian="10.5pt" style:font-weight-asian="normal" style:font-size-complex="10.5pt" style:font-weight-complex="normal"/>
    </style:style>
    <style:style style:name="T93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1004df" style:font-size-asian="10.5pt" style:font-weight-asian="normal" style:font-size-complex="10.5pt" style:font-weight-complex="normal"/>
    </style:style>
    <style:style style:name="T94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1ad32c" style:font-size-asian="10.5pt" style:font-weight-asian="normal" style:font-size-complex="10.5pt" style:font-weight-complex="normal"/>
    </style:style>
    <style:style style:name="T95" style:family="text">
      <style:text-properties fo:font-variant="normal" fo:text-transform="none" fo:color="#333333" style:font-name="DejaVu Sans" fo:font-size="10.5pt" fo:letter-spacing="normal" fo:font-style="italic" fo:font-weight="normal" officeooo:rsid="0021bd9f" style:font-size-asian="10.5pt" style:font-style-asian="italic" style:font-size-complex="10.5pt" style:font-style-complex="italic" loext:padding="0cm" loext:border="none"/>
    </style:style>
    <style:style style:name="T96" style:family="text">
      <style:text-properties fo:font-variant="normal" fo:text-transform="none" fo:color="#333333" style:font-name="DejaVu Sans" fo:font-size="10.5pt" fo:letter-spacing="normal" fo:font-style="italic" fo:font-weight="normal" officeooo:rsid="003c7ad0" style:font-size-asian="10.5pt" style:font-style-asian="italic" style:font-size-complex="10.5pt" style:font-style-complex="italic" loext:padding="0cm" loext:border="none"/>
    </style:style>
    <style:style style:name="T97" style:family="text">
      <style:text-properties fo:font-variant="normal" fo:text-transform="none" fo:color="#333333" style:font-name="DejaVu Sans" fo:font-size="10.5pt" fo:letter-spacing="normal" fo:font-style="italic" fo:font-weight="normal" officeooo:rsid="000a32a4" style:font-size-asian="10.5pt" style:font-style-asian="italic" style:font-size-complex="10.5pt" style:font-style-complex="italic" loext:padding="0cm" loext:border="none"/>
    </style:style>
    <style:style style:name="T98" style:family="text">
      <style:text-properties fo:font-variant="normal" fo:text-transform="none" fo:color="#333333" style:font-name="DejaVu Sans" fo:letter-spacing="normal" fo:font-style="normal" fo:font-weight="normal" officeooo:rsid="00682ded" fo:background-color="#ffffff" loext:char-shading-value="0"/>
    </style:style>
    <style:style style:name="T99" style:family="text">
      <style:text-properties fo:font-variant="normal" fo:text-transform="none" fo:color="#333333" style:font-name="DejaVu Sans" fo:letter-spacing="normal" fo:font-style="normal" fo:font-weight="normal" officeooo:rsid="000e61a0" fo:background-color="#ffffff" loext:char-shading-value="0"/>
    </style:style>
    <style:style style:name="T100" style:family="text">
      <style:text-properties fo:font-variant="normal" fo:text-transform="none" fo:color="#333333" style:font-name="DejaVu Sans" fo:letter-spacing="normal" fo:font-style="normal" fo:font-weight="normal" officeooo:rsid="000d6b7f" fo:background-color="#ffffff" loext:char-shading-value="0" style:font-weight-asian="normal" style:font-weight-complex="normal"/>
    </style:style>
    <style:style style:name="T101" style:family="text">
      <style:text-properties fo:font-variant="normal" fo:text-transform="none" fo:color="#333333" style:font-name="DejaVu Sans" fo:letter-spacing="normal" fo:font-style="normal" fo:font-weight="normal" officeooo:rsid="000f5b33" fo:background-color="#ffffff" loext:char-shading-value="0" style:font-weight-asian="normal" style:font-weight-complex="normal"/>
    </style:style>
    <style:style style:name="T102" style:family="text">
      <style:text-properties fo:font-variant="normal" fo:text-transform="none" fo:color="#333333" style:font-name="DejaVu Sans" fo:letter-spacing="normal" fo:font-style="normal" fo:font-weight="normal" officeooo:rsid="000e61a0" fo:background-color="#ffffff" loext:char-shading-value="0" style:font-weight-asian="normal" style:font-weight-complex="normal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officeooo:rsid="000a32a4"/>
    </style:style>
    <style:style style:name="T105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06" style:family="text">
      <style:text-properties fo:font-size="10.5pt" fo:font-weight="normal" officeooo:rsid="00c044e8" style:font-size-asian="10.5pt" style:font-weight-asian="normal" style:font-size-complex="10.5pt" style:font-weight-complex="normal"/>
    </style:style>
    <style:style style:name="T107" style:family="text">
      <style:text-properties fo:font-size="10.5pt" fo:font-weight="normal" officeooo:rsid="000bd97f" style:font-size-asian="10.5pt" style:font-weight-asian="normal" style:font-size-complex="10.5pt" style:font-weight-complex="normal"/>
    </style:style>
    <style:style style:name="T108" style:family="text">
      <style:text-properties fo:font-size="10.5pt" fo:font-weight="normal" officeooo:rsid="000a32a4" style:font-size-asian="10.5pt" style:font-weight-asian="normal" style:font-size-complex="10.5pt" style:font-weight-complex="normal"/>
    </style:style>
    <style:style style:name="T109" style:family="text">
      <style:text-properties fo:font-size="10.5pt" fo:font-weight="normal" officeooo:rsid="000d285e" style:font-size-asian="10.5pt" style:font-weight-asian="normal" style:font-size-complex="10.5pt" style:font-weight-complex="normal"/>
    </style:style>
    <style:style style:name="T110" style:family="text">
      <style:text-properties fo:font-size="10.5pt" fo:font-weight="bold" style:font-size-asian="10.5pt" style:font-weight-asian="bold" style:font-size-complex="10.5pt" style:font-weight-complex="bold"/>
    </style:style>
    <style:style style:name="T111" style:family="text">
      <style:text-properties officeooo:rsid="000d285e"/>
    </style:style>
    <style:style style:name="T112" style:family="text">
      <style:text-properties fo:font-size="12pt" fo:font-weight="bold" officeooo:rsid="000d285e" style:font-size-asian="12pt" style:font-weight-asian="bold" style:font-size-complex="12pt" style:font-weight-complex="bold"/>
    </style:style>
    <style:style style:name="T113" style:family="text">
      <style:text-properties fo:font-size="12pt" fo:font-weight="bold" officeooo:rsid="00118a5f" style:font-size-asian="12pt" style:font-weight-asian="bold" style:font-size-complex="12pt" style:font-weight-complex="bold"/>
    </style:style>
    <style:style style:name="T114" style:family="text"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T115" style:family="text">
      <style:text-properties style:font-name="DejaVu Sans" fo:font-size="10.5pt" fo:font-weight="normal" style:font-size-asian="10.5pt" style:font-weight-asian="normal" style:font-size-complex="10.5pt" style:font-weight-complex="normal"/>
    </style:style>
    <style:style style:name="T116" style:family="text">
      <style:text-properties officeooo:rsid="001564cd"/>
    </style:style>
    <style:style style:name="T117" style:family="text">
      <style:text-properties officeooo:rsid="0018f4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1cm" fo:text-indent="-0.635cm" fo:margin-left="1.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45cm" fo:text-indent="-0.635cm" fo:margin-left="2.1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8cm" fo:text-indent="-0.635cm" fo:margin-left="2.7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15cm" fo:text-indent="-0.635cm" fo:margin-left="3.4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5cm" fo:text-indent="-0.635cm" fo:margin-left="4.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85cm" fo:text-indent="-0.635cm" fo:margin-left="4.6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2cm" fo:text-indent="-0.635cm" fo:margin-left="5.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55cm" fo:text-indent="-0.635cm" fo:margin-left="5.9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9cm" fo:text-indent="-0.635cm" fo:margin-left="6.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25cm" fo:text-indent="-0.635cm" fo:margin-left="7.22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13">5</text:span><text:span text:style-name="T112">.1</text:span><text:span text:style-name="T111"> </text:span>Returns <text:span text:style-name="T104">all JSON</text:span> data about <text:span text:style-name="T104">objects</text:span>.</text:p>
      <text:list xml:id="list1454427830066496134" text:style-name="L1">
        <text:list-item>
          <text:p text:style-name="P16">URL:</text:p>
          <text:list>
            <text:list-header>
              <text:p text:style-name="P17"><text:span text:style-name="T19">{base-URL}/</text:span><text:span text:style-name="T20">objects</text:span></text:p>
            </text:list-header>
          </text:list>
        </text:list-item>
        <text:list-item>
          <text:p text:style-name="P16">Method:</text:p>
          <text:list>
            <text:list-header>
              <text:p text:style-name="P17">GET</text:p>
            </text:list-header>
          </text:list>
        </text:list-item>
        <text:list-item>
          <text:p text:style-name="P7"><text:span text:style-name="Strong_20_Emphasis"><text:span text:style-name="T23">URL Param</text:span></text:span><text:span text:style-name="Strong_20_Emphasis"><text:span text:style-name="T24">eters:</text:span></text:span></text:p>
          <text:list>
            <text:list-item>
              <text:p text:style-name="P7"><text:span text:style-name="Strong_20_Emphasis"><text:span text:style-name="T23">Required</text:span></text:span><text:span text:style-name="Strong_20_Emphasis"><text:span text:style-name="T26">:</text:span></text:span><text:span text:style-name="Strong_20_Emphasis"><text:span text:style-name="T23"> </text:span></text:span><text:span text:style-name="Source_20_Text"><text:span text:style-name="T27">None</text:span></text:span></text:p>
            </text:list-item>
            <text:list-item>
              <text:p text:style-name="P17"><text:span text:style-name="T103">Optional</text:span>:</text:p>
              <text:list>
                <text:list-item>
                  <text:p text:style-name="P7"><text:span text:style-name="Source_20_Text"><text:span text:style-name="T27">start</text:span></text:span><text:span text:style-name="Source_20_Text"><text:span text:style-name="T28">=[</text:span></text:span><text:span text:style-name="Source_20_Text"><text:span text:style-name="T27">integer</text:span></text:span><text:span text:style-name="Source_20_Text"><text:span text:style-name="T28">] – </text:span></text:span><text:span text:style-name="Source_20_Text"><text:span text:style-name="T29">0 - by default. </text:span></text:span></text:p>
                </text:list-item>
                <text:list-item>
                  <text:p text:style-name="P7"><text:span text:style-name="Source_20_Text"><text:span text:style-name="T27">size</text:span></text:span><text:span text:style-name="Source_20_Text"><text:span text:style-name="T30">=[integer] – </text:span></text:span><text:span text:style-name="Source_20_Text"><text:span text:style-name="T29">all – by default</text:span></text:span></text:p>
                </text:list-item>
              </text:list>
            </text:list-item>
            <text:list-item>
              <text:p text:style-name="P7"><text:span text:style-name="Strong_20_Emphasis"><text:span text:style-name="T24">Body</text:span></text:span><text:span text:style-name="Strong_20_Emphasis"><text:span text:style-name="T23"> Param</text:span></text:span><text:span text:style-name="Strong_20_Emphasis"><text:span text:style-name="T24">eters</text:span></text:span><text:span text:style-name="Strong_20_Emphasis"><text:span text:style-name="T25">: </text:span></text:span><text:span text:style-name="Source_20_Text"><text:span text:style-name="T27">None<text:line-break/></text:span></text:span></text:p>
            </text:list-item>
          </text:list>
        </text:list-item>
        <text:list-item>
          <text:p text:style-name="P7"><text:span text:style-name="Source_20_Text"><text:span text:style-name="T34"><text:s/></text:span></text:span><text:span text:style-name="Strong_20_Emphasis"><text:span text:style-name="T23">Success Response:</text:span></text:span></text:p>
          <text:list>
            <text:list-item>
              <text:p text:style-name="P7"><text:span text:style-name="Strong_20_Emphasis"><text:span text:style-name="T35">Code: </text:span></text:span><text:span text:style-name="T43">200 </text:span></text:p>
            </text:list-item>
            <text:list-item>
              <text:p text:style-name="P7"><text:span text:style-name="Strong_20_Emphasis"><text:span text:style-name="T35">Content:</text:span></text:span><text:span text:style-name="Strong_20_Emphasis"><text:span text:style-name="T43"> </text:span></text:span><text:span text:style-name="Source_20_Text"><text:span text:style-name="T95"><text:line-break/></text:span></text:span><text:span text:style-name="Source_20_Text"><text:span text:style-name="T96">{"</text:span></text:span><text:span text:style-name="Source_20_Text"><text:span text:style-name="T97">images</text:span></text:span><text:span text:style-name="Source_20_Text"><text:span text:style-name="T96">":[{“</text:span></text:span><text:span text:style-name="Source_20_Text"><text:span text:style-name="T97">id</text:span></text:span><text:span text:style-name="Source_20_Text"><text:span text:style-name="T96">“:“</text:span></text:span><text:span text:style-name="Source_20_Text"><text:span text:style-name="T97">&lt;id&gt;</text:span></text:span><text:span text:style-name="Source_20_Text"><text:span text:style-name="T96">“, “</text:span></text:span><text:span text:style-name="Source_20_Text"><text:span text:style-name="T97">imgUrl</text:span></text:span><text:span text:style-name="Source_20_Text"><text:span text:style-name="T96">“:“</text:span></text:span><text:span text:style-name="Source_20_Text"><text:span text:style-name="T97">&lt;url&gt;</text:span></text:span><text:span text:style-name="Source_20_Text"><text:span text:style-name="T96">“, “</text:span></text:span><text:span text:style-name="Source_20_Text"><text:span text:style-name="T97">date</text:span></text:span><text:span text:style-name="Source_20_Text"><text:span text:style-name="T96">“:“</text:span></text:span><text:span text:style-name="Source_20_Text"><text:span text:style-name="T97">&lt;date&gt;</text:span></text:span><text:span text:style-name="Source_20_Text"><text:span text:style-name="T96">“, “</text:span></text:span><text:span text:style-name="Source_20_Text"><text:span text:style-name="T97">traffic</text:span></text:span><text:span text:style-name="Source_20_Text"><text:span text:style-name="T96">“:</text:span></text:span><text:span text:style-name="Source_20_Text"><text:span text:style-name="T97">[{“type“:“&lt;type&gt;“, “first_run_date“:“&lt;date&gt;“}], “devices“:[{“name“:“Camera 1“, “latitude“:“&lt;latitude&gt;“, “longitude“:“&lt;longitude&gt;“, “status“:“&lt;status&gt;“, “about“:“&lt;about&gt;“}] }, {…} ]}</text:span></text:span></text:p>
              <text:list>
                <text:list-item>
                  <text:p text:style-name="P17">TODO: Add the explanations of keys</text:p>
                </text:list-item>
              </text:list>
              <text:p text:style-name="P17"/>
            </text:list-item>
            <text:list-item>
              <text:p text:style-name="P7"><text:span text:style-name="Strong_20_Emphasis"><text:span text:style-name="T36">Example</text:span></text:span><text:span text:style-name="Strong_20_Emphasis"><text:span text:style-name="T37">:</text:span></text:span></text:p>
              <text:p text:style-name="P7"><text:span text:style-name="Source_20_Text"><text:span text:style-name="T96">{"</text:span></text:span><text:span text:style-name="Source_20_Text"><text:span text:style-name="T97">images</text:span></text:span><text:span text:style-name="Source_20_Text"><text:span text:style-name="T96">":[</text:span></text:span></text:p>
              <text:list>
                <text:list-header>
                  <text:p text:style-name="P7"><text:span text:style-name="Source_20_Text"><text:span text:style-name="T96">{“</text:span></text:span><text:span text:style-name="Source_20_Text"><text:span text:style-name="T97">id</text:span></text:span><text:span text:style-name="Source_20_Text"><text:span text:style-name="T48">“:</text:span></text:span><text:span text:style-name="Source_20_Text"><text:span text:style-name="T49">1</text:span></text:span><text:span text:style-name="Source_20_Text"><text:span text:style-name="T96">, “</text:span></text:span><text:span text:style-name="Source_20_Text"><text:span text:style-name="T50">imgUrl</text:span></text:span><text:span text:style-name="Source_20_Text"><text:span text:style-name="T96">“:“</text:span></text:span><text:span text:style-name="Source_20_Text"><text:span text:style-name="T97">&lt;url&gt;</text:span></text:span><text:span text:style-name="Source_20_Text"><text:span text:style-name="T96">“, “</text:span></text:span><text:span text:style-name="Source_20_Text"><text:span text:style-name="T50">date</text:span></text:span><text:span text:style-name="Source_20_Text"><text:span text:style-name="T96">“:</text:span></text:span><text:span text:style-name="Source_20_Text"><text:span text:style-name="T51">1484784000000</text:span></text:span><text:span text:style-name="Source_20_Text"><text:span text:style-name="T96">, “</text:span></text:span><text:span text:style-name="Source_20_Text"><text:span text:style-name="T97">traffic</text:span></text:span><text:span text:style-name="Source_20_Text"><text:span text:style-name="T50">“:</text:span></text:span><text:span text:style-name="Source_20_Text"><text:span text:style-name="T97">[{“type“:car, “first_run_date“:</text:span></text:span><text:span text:style-name="Source_20_Text"><text:span text:style-name="T48">1484784000000}], </text:span></text:span><text:span text:style-name="Source_20_Text"><text:span text:style-name="T97">“devices“:[{“name“:“&lt;camera 1&gt;“, “latitude“:</text:span></text:span><text:span text:style-name="Source_20_Text"><text:span text:style-name="T52">52.414022</text:span></text:span><text:span text:style-name="Source_20_Text"><text:span text:style-name="T48">, “longitude“:8</text:span></text:span><text:span text:style-name="Source_20_Text"><text:span text:style-name="T52">2.</text:span></text:span><text:span text:style-name="Source_20_Text"><text:span text:style-name="T49">135755</text:span></text:span><text:span text:style-name="Source_20_Text"><text:span text:style-name="T48">, “status“:true, “about“:“about for Camera 1“}</text:span></text:span><text:span text:style-name="Source_20_Text"><text:span text:style-name="T97">] </text:span></text:span><text:span text:style-name="Source_20_Text"><text:span text:style-name="T48">}, </text:span></text:span><text:span text:style-name="Source_20_Text"><text:span text:style-name="T49">{…}, ...</text:span></text:span></text:p>
                </text:list-header>
                <text:list-item>
                  <text:p text:style-name="P7"><text:span text:style-name="Source_20_Text"><text:span text:style-name="T48">]</text:span></text:span><text:span text:style-name="Source_20_Text"><text:span text:style-name="T97">}</text:span></text:span><text:span text:style-name="Source_20_Text"><text:span text:style-name="T44"><text:line-break/></text:span></text:span></text:p>
                </text:list-item>
              </text:list>
            </text:list-item>
          </text:list>
        </text:list-item>
        <text:list-item>
          <text:p text:style-name="P7"><text:span text:style-name="Strong_20_Emphasis"><text:span text:style-name="T38">Error Response:</text:span></text:span><text:span text:style-name="Strong_20_Emphasis"><text:span text:style-name="T35"> </text:span></text:span></text:p>
          <text:list>
            <text:list-item>
              <text:p text:style-name="P17"><text:span text:style-name="T110">Code: </text:span><text:span text:style-name="T105">400 Bad Request</text:span></text:p>
            </text:list-item>
            <text:list-item>
              <text:p text:style-name="P7"><text:span text:style-name="Strong_20_Emphasis"><text:span text:style-name="T35">Code: </text:span></text:span><text:span text:style-name="Strong_20_Emphasis"><text:span text:style-name="T43">404 N</text:span></text:span><text:span text:style-name="Strong_20_Emphasis"><text:span text:style-name="T45">ot Found</text:span></text:span></text:p>
            </text:list-item>
            <text:list-item>
              <text:p text:style-name="P7"><text:span text:style-name="Strong_20_Emphasis"><text:span text:style-name="T39">Code: </text:span></text:span><text:span text:style-name="Strong_20_Emphasis"><text:span text:style-name="T55">500 Internal Server Error</text:span></text:span></text:p>
            </text:list-item>
            <text:list-item>
              <text:p text:style-name="P7"><text:span text:style-name="Strong_20_Emphasis"><text:span text:style-name="T55"/></text:span></text:p>
            </text:list-item>
          </text:list>
          <text:p text:style-name="P18"/>
        </text:list-item>
        <text:list-item>
          <text:p text:style-name="P20"><text:soft-page-break/>Sample Call:</text:p>
          <text:list>
            <text:list-item>
              <text:p text:style-name="P7"><text:span text:style-name="T73">$ curl -X GET "</text:span><text:a xlink:type="simple" xlink:href="http://localhost:4300/devices" text:style-name="Internet_20_link" text:visited-style-name="Visited_20_Internet_20_Link"><text:span text:style-name="T85">http://localhost:430</text:span></text:a><text:a xlink:type="simple" xlink:href="http://localhost:4300/devices" text:style-name="Internet_20_link" text:visited-style-name="Visited_20_Internet_20_Link"><text:span text:style-name="T86">0/api/v1/</text:span></text:a><text:a xlink:type="simple" xlink:href="http://localhost:4300/devices" text:style-name="Internet_20_link" text:visited-style-name="Visited_20_Internet_20_Link">o</text:a><text:span text:style-name="T87">bjects</text:span><text:span text:style-name="T73">"</text:span></text:p>
            </text:list-item>
            <text:list-item>
              <text:p text:style-name="P7"><text:span text:style-name="T74">$ </text:span><text:span text:style-name="T73">curl -X GET "</text:span><text:a xlink:type="simple" xlink:href="http://localhost:4300/devices" text:style-name="Internet_20_link" text:visited-style-name="Visited_20_Internet_20_Link"><text:span text:style-name="T85">http://localhost:430</text:span></text:a><text:a xlink:type="simple" xlink:href="http://localhost:4300/devices" text:style-name="Internet_20_link" text:visited-style-name="Visited_20_Internet_20_Link"><text:span text:style-name="T86">0/api/v1/</text:span></text:a><text:a xlink:type="simple" xlink:href="http://localhost:4300/devices" text:style-name="Internet_20_link" text:visited-style-name="Visited_20_Internet_20_Link">o</text:a><text:span text:style-name="T87">bjects</text:span><text:a xlink:type="simple" xlink:href="http://localhost:4300/devices" text:style-name="Internet_20_link" text:visited-style-name="Visited_20_Internet_20_Link"><text:span text:style-name="T88">?start=0&amp;size=</text:span></text:a><text:a xlink:type="simple" xlink:href="http://localhost:4300/devices" text:style-name="Internet_20_link" text:visited-style-name="Visited_20_Internet_20_Link"><text:span text:style-name="T87">1</text:span></text:a><text:a xlink:type="simple" xlink:href="http://localhost:4300/devices" text:style-name="Internet_20_link" text:visited-style-name="Visited_20_Internet_20_Link"><text:span text:style-name="T88">0</text:span></text:a><text:span text:style-name="T73">"</text:span></text:p>
            </text:list-item>
          </text:list>
        </text:list-item>
      </text:list>
      <text:p text:style-name="P2"/>
      <text:list xml:id="list44851303274713" text:continue-numbering="true" text:style-name="L1">
        <text:list-item>
          <text:p text:style-name="P20">Notes:<text:span text:style-name="T116">(or Bad request)</text:span></text:p>
          <text:list>
            <text:list-item>
              <text:p text:style-name="P7"><text:span text:style-name="Source_20_Text"><text:span text:style-name="T62">I</text:span></text:span><text:span text:style-name="Source_20_Text"><text:span text:style-name="T63">gnore the arguments in case of in</text:span></text:span><text:span text:style-name="Source_20_Text"><text:span text:style-name="T62">correct </text:span></text:span><text:span text:style-name="Source_20_Text"><text:span text:style-name="T64">values</text:span></text:span><text:span text:style-name="Source_20_Text"><text:span text:style-name="T62"> e.g. a=-1, </text:span></text:span><text:span text:style-name="Source_20_Text"><text:span text:style-name="T65">size</text:span></text:span><text:span text:style-name="Source_20_Text"><text:span text:style-name="T63">=-1, start= a</text:span></text:span></text:p>
            </text:list-item>
          </text:list>
        </text:list-item>
      </text:list>
      <text:p text:style-name="P3"/>
      <text:list xml:id="list44850895402084" text:continue-numbering="true" text:style-name="L1">
        <text:list-item>
          <text:p text:style-name="P18"><text:span text:style-name="T103">Response Examples</text:span><text:line-break/></text:p>
          <text:list>
            <text:list-item>
              <text:p text:style-name="P7"><text:span text:style-name="Strong_20_Emphasis"><text:span text:style-name="T40">400</text:span></text:span><text:span text:style-name="Strong_20_Emphasis"><text:span text:style-name="T41"> </text:span></text:span><text:span text:style-name="Strong_20_Emphasis"><text:span text:style-name="T42">Bad </text:span></text:span><text:span text:style-name="Strong_20_Emphasis"><text:span text:style-name="T40">Request</text:span></text:span></text:p>
              <text:list>
                <text:list-item>
                  <text:p text:style-name="P26"><text:span text:style-name="Strong_20_Emphasis"><text:span text:style-name="T98">{"code": &lt;code&gt;, "message": "</text:span></text:span><text:span text:style-name="Strong_20_Emphasis"><text:span text:style-name="T99">Wrong request</text:span></text:span><text:span text:style-name="Strong_20_Emphasis"><text:span text:style-name="T98">"}</text:span></text:span></text:p>
                </text:list-item>
              </text:list>
            </text:list-item>
            <text:list-item>
              <text:p text:style-name="P20"><text:span text:style-name="T117">2</text:span>04 Not Found</text:p>
              <text:list>
                <text:list-item>
                  <text:p text:style-name="P27"><text:span text:style-name="Strong_20_Emphasis"><text:span text:style-name="T98">"message": "</text:span></text:span><text:span text:style-name="Strong_20_Emphasis"><text:span text:style-name="T99">Fixed object list</text:span></text:span><text:span text:style-name="Strong_20_Emphasis"><text:span text:style-name="T100"> is empty</text:span></text:span><text:span text:style-name="Strong_20_Emphasis"><text:span text:style-name="T98">"</text:span></text:span></text:p>
                </text:list-item>
              </text:list>
            </text:list-item>
            <text:list-item>
              <text:p text:style-name="P20">500 Internal Server Error</text:p>
              <text:list>
                <text:list-item>
                  <text:p text:style-name="P7"><text:span text:style-name="Strong_20_Emphasis"><text:span text:style-name="T46">{"code": &lt;code&gt;, "message": "</text:span></text:span><text:span text:style-name="Strong_20_Emphasis"><text:span text:style-name="T47">An unknown internal error occurred.</text:span></text:span><text:span text:style-name="Strong_20_Emphasis"><text:span text:style-name="T46">"}</text:span></text:span></text:p>
                </text:list-item>
              </text:list>
            </text:list-item>
          </text:list>
        </text:list-item>
      </text:list>
      <text:h text:style-name="P30" text:outline-level="2"/>
      <text:p text:style-name="P2"/>
      <text:p text:style-name="P2"><text:span text:style-name="T113">5</text:span><text:span text:style-name="T112">.2 </text:span><text:span text:style-name="T105">Returns </text:span><text:span text:style-name="T106">details table data in JSON</text:span><text:span text:style-name="T105"> </text:span><text:span text:style-name="T106">format for selected camera</text:span><text:span text:style-name="T107">Name</text:span><text:span text:style-name="T106"> (cameraName </text:span><text:span text:style-name="T108">or</text:span><text:span text:style-name="T106"> longitude &amp; latitude), <text:s/></text:span></text:p>
      <text:list xml:id="list44849563654226" text:continue-numbering="true" text:style-name="L1">
        <text:list-item>
          <text:p text:style-name="P16">URL:</text:p>
          <text:list>
            <text:list-header>
              <text:p text:style-name="P17"><text:span text:style-name="T19">{base-URL}/</text:span><text:span text:style-name="T20">search</text:span><text:span text:style-name="T21">ByCamera</text:span></text:p>
            </text:list-header>
          </text:list>
        </text:list-item>
        <text:list-item>
          <text:p text:style-name="P16">Method:</text:p>
          <text:list>
            <text:list-header>
              <text:p text:style-name="P17">GET</text:p>
            </text:list-header>
          </text:list>
        </text:list-item>
        <text:list-item>
          <text:p text:style-name="P7"><text:span text:style-name="Strong_20_Emphasis"><text:span text:style-name="T23">URL Param</text:span></text:span><text:span text:style-name="Strong_20_Emphasis"><text:span text:style-name="T24">eters:</text:span></text:span></text:p>
          <text:list>
            <text:list-item>
              <text:p text:style-name="P7"><text:span text:style-name="Strong_20_Emphasis"><text:span text:style-name="T23">Required</text:span></text:span><text:span text:style-name="Strong_20_Emphasis"><text:span text:style-name="T26">:</text:span></text:span><text:span text:style-name="Strong_20_Emphasis"><text:span text:style-name="T23"> </text:span></text:span></text:p>
              <text:list>
                <text:list-item>
                  <text:p text:style-name="P7"><text:span text:style-name="Strong_20_Emphasis"><text:span text:style-name="T56">name</text:span></text:span><text:span text:style-name="Source_20_Text"><text:span text:style-name="T57">=[string] – </text:span></text:span><text:span text:style-name="Source_20_Text"><text:span text:style-name="T58">the </text:span></text:span><text:span text:style-name="Source_20_Text"><text:span text:style-name="T59">device</text:span></text:span><text:span text:style-name="Source_20_Text"><text:span text:style-name="T60"> </text:span></text:span><text:span text:style-name="Source_20_Text"><text:span text:style-name="T56">name,</text:span></text:span></text:p>
                </text:list-item>
              </text:list>
            </text:list-item>
          </text:list>
        </text:list-item>
      </text:list>
      <text:p text:style-name="P1"><text:span text:style-name="Source_20_Text"><text:span text:style-name="T56"><text:tab/><text:tab/><text:tab/><text:tab/>OR</text:span></text:span></text:p>
      <text:list xml:id="list44850311762281" text:continue-numbering="true" text:style-name="L1">
        <text:list-item>
          <text:list>
            <text:list-item>
              <text:list>
                <text:list-item>
                  <text:p text:style-name="P7"><text:span text:style-name="Source_20_Text"><text:span text:style-name="T56">longitude=[double] — the device longitude</text:span></text:span><text:span text:style-name="Source_20_Text"><text:span text:style-name="T72">(?)</text:span></text:span></text:p>
                </text:list-item>
                <text:list-item>
                  <text:p text:style-name="P7"><text:span text:style-name="Source_20_Text"><text:span text:style-name="T56">latitude=[double] — the device latitude</text:span></text:span><text:span text:style-name="Source_20_Text"><text:span text:style-name="T72">(?)</text:span></text:span></text:p>
                </text:list-item>
              </text:list>
            </text:list-item>
            <text:list-item>
              <text:p text:style-name="P17"><text:span text:style-name="T103">Optional</text:span>:</text:p>
              <text:list>
                <text:list-item>
                  <text:p text:style-name="P7"><text:span text:style-name="Source_20_Text"><text:span text:style-name="T31">status=[boolean] — true -by default</text:span></text:span></text:p>
                </text:list-item>
                <text:list-item>
                  <text:p text:style-name="P7"><text:span text:style-name="Source_20_Text"><text:span text:style-name="T27">start</text:span></text:span><text:span text:style-name="Source_20_Text"><text:span text:style-name="T28">=[</text:span></text:span><text:span text:style-name="Source_20_Text"><text:span text:style-name="T27">integer</text:span></text:span><text:span text:style-name="Source_20_Text"><text:span text:style-name="T28">] – </text:span></text:span><text:span text:style-name="Source_20_Text"><text:span text:style-name="T29">0 - by default. </text:span></text:span></text:p>
                </text:list-item>
                <text:list-item>
                  <text:p text:style-name="P7"><text:span text:style-name="Source_20_Text"><text:span text:style-name="T27">size</text:span></text:span><text:span text:style-name="Source_20_Text"><text:span text:style-name="T30">=[integer] – </text:span></text:span><text:span text:style-name="Source_20_Text"><text:span text:style-name="T29">all – by default</text:span></text:span></text:p>
                </text:list-item>
              </text:list>
            </text:list-item>
            <text:list-item>
              <text:p text:style-name="P7"><text:soft-page-break/><text:span text:style-name="Strong_20_Emphasis"><text:span text:style-name="T24">Body</text:span></text:span><text:span text:style-name="Strong_20_Emphasis"><text:span text:style-name="T23"> Param</text:span></text:span><text:span text:style-name="Strong_20_Emphasis"><text:span text:style-name="T24">eters</text:span></text:span><text:span text:style-name="Strong_20_Emphasis"><text:span text:style-name="T25">: </text:span></text:span><text:span text:style-name="Source_20_Text"><text:span text:style-name="T27">None</text:span></text:span></text:p>
              <text:p text:style-name="P17"/>
            </text:list-item>
          </text:list>
        </text:list-item>
        <text:list-item>
          <text:p text:style-name="P7"><text:span text:style-name="Source_20_Text"><text:span text:style-name="T34"><text:s/></text:span></text:span><text:span text:style-name="Strong_20_Emphasis"><text:span text:style-name="T23">Success Response:</text:span></text:span></text:p>
          <text:list>
            <text:list-item>
              <text:p text:style-name="P7"><text:span text:style-name="Strong_20_Emphasis"><text:span text:style-name="T35">Code: </text:span></text:span><text:span text:style-name="T43">200 </text:span></text:p>
            </text:list-item>
            <text:list-item>
              <text:p text:style-name="P7"><text:span text:style-name="Strong_20_Emphasis"><text:span text:style-name="T35">Content:</text:span></text:span><text:span text:style-name="Strong_20_Emphasis"><text:span text:style-name="T43"> </text:span></text:span></text:p>
              <text:p text:style-name="P8"><text:span text:style-name="Source_20_Text"><text:span text:style-name="T96">{“</text:span></text:span><text:span text:style-name="Source_20_Text"><text:span text:style-name="T97">image</text:span></text:span><text:span text:style-name="Source_20_Text"><text:span text:style-name="T96">“:</text:span></text:span><text:span text:style-name="Source_20_Text"><text:span text:style-name="T97">[{“url“: “&lt;imgUrl&gt;“, “cameraId“: {“cameraName“: “&lt;camera 1&gt;“}, “trafficId“:{“first_run_date“: “&lt;date&gt;“}}, <text:s text:c="2"/>{“url“: “imgUrl“, … } <text:s text:c="2"/>]</text:span></text:span><text:span text:style-name="Source_20_Text"><text:span text:style-name="T96">}</text:span></text:span></text:p>
              <text:list>
                <text:list-item>
                  <text:p text:style-name="P8"><text:span text:style-name="Source_20_Text"><text:span text:style-name="T16">TODO: Add the explanations of keys</text:span></text:span></text:p>
                </text:list-item>
              </text:list>
            </text:list-item>
            <text:list-item>
              <text:p text:style-name="P7"><text:span text:style-name="Strong_20_Emphasis"><text:span text:style-name="T36">Example</text:span></text:span><text:span text:style-name="Strong_20_Emphasis"><text:span text:style-name="T37">:</text:span></text:span></text:p>
              <text:p text:style-name="P7"><text:span text:style-name="Source_20_Text"><text:span text:style-name="T96">{“</text:span></text:span><text:span text:style-name="Source_20_Text"><text:span text:style-name="T97">image</text:span></text:span><text:span text:style-name="Source_20_Text"><text:span text:style-name="T96">“:</text:span></text:span><text:span text:style-name="Source_20_Text"><text:span text:style-name="T97">[{“url“: “imgUrl“, “cameraId“: {“cameraName“: “Camera </text:span></text:span><text:span text:style-name="Source_20_Text"><text:span text:style-name="T49">1</text:span></text:span><text:span text:style-name="Source_20_Text"><text:span text:style-name="T48">“}, “traffic“:{“first_run_date“: 1484784000000</text:span></text:span><text:span text:style-name="Source_20_Text"><text:span text:style-name="T97">}}, <text:s text:c="2"/>{“url“: “imgUrl“, … } <text:s text:c="2"/>]</text:span></text:span><text:span text:style-name="Source_20_Text"><text:span text:style-name="T96">}</text:span></text:span></text:p>
              <text:p text:style-name="P7"><text:span text:style-name="Source_20_Text"><text:span text:style-name="T96"/></text:span></text:p>
            </text:list-item>
          </text:list>
        </text:list-item>
        <text:list-item>
          <text:p text:style-name="P9"><text:span text:style-name="Strong_20_Emphasis"><text:span text:style-name="T38">Error Response:</text:span></text:span><text:span text:style-name="Strong_20_Emphasis"><text:span text:style-name="T35"> </text:span></text:span></text:p>
          <text:list>
            <text:list-item>
              <text:p text:style-name="P9"><text:span text:style-name="T114">Code: </text:span><text:span text:style-name="T115">400 Bad Request</text:span></text:p>
            </text:list-item>
            <text:list-item>
              <text:p text:style-name="P9"><text:span text:style-name="Strong_20_Emphasis"><text:span text:style-name="T35">Code: </text:span></text:span><text:span text:style-name="Strong_20_Emphasis"><text:span text:style-name="T43">404 N</text:span></text:span><text:span text:style-name="Strong_20_Emphasis"><text:span text:style-name="T45">ot Found</text:span></text:span></text:p>
            </text:list-item>
            <text:list-item>
              <text:p text:style-name="P9"><text:span text:style-name="Strong_20_Emphasis"><text:span text:style-name="T39">Code: </text:span></text:span><text:span text:style-name="Strong_20_Emphasis"><text:span text:style-name="T55">500 Internal Server Error</text:span></text:span></text:p>
              <text:p text:style-name="P9"><text:span text:style-name="Strong_20_Emphasis"><text:span text:style-name="T55"/></text:span></text:p>
            </text:list-item>
          </text:list>
        </text:list-item>
        <text:list-item>
          <text:p text:style-name="P21">Sample Call:</text:p>
          <text:list>
            <text:list-item>
              <text:p text:style-name="P8"><text:span text:style-name="Strong_20_Emphasis"><text:span text:style-name="T75">$ </text:span></text:span><text:span text:style-name="Strong_20_Emphasis"><text:span text:style-name="T76">curl -X </text:span></text:span><text:span text:style-name="Strong_20_Emphasis"><text:span text:style-name="T77">GET</text:span></text:span><text:span text:style-name="Strong_20_Emphasis"><text:span text:style-name="T76"> "</text:span></text:span><text:a xlink:type="simple" xlink:href="http://localhost:4300/api/v1/traffic" text:style-name="Internet_20_link" text:visited-style-name="Visited_20_Internet_20_Link"><text:span text:style-name="Strong_20_Emphasis"><text:span text:style-name="T89">http://localhost:4</text:span></text:span></text:a><text:a xlink:type="simple" xlink:href="http://localhost:4300/api/v1/traffic" text:style-name="Internet_20_link" text:visited-style-name="Visited_20_Internet_20_Link"><text:span text:style-name="Strong_20_Emphasis"><text:span text:style-name="T90">3</text:span></text:span></text:a><text:a xlink:type="simple" xlink:href="http://localhost:4300/api/v1/traffic" text:style-name="Internet_20_link" text:visited-style-name="Visited_20_Internet_20_Link"><text:span text:style-name="Strong_20_Emphasis"><text:span text:style-name="T89">00/</text:span></text:span></text:a><text:a xlink:type="simple" xlink:href="http://localhost:4300/api/v1/traffic" text:style-name="Internet_20_link" text:visited-style-name="Visited_20_Internet_20_Link"><text:span text:style-name="Strong_20_Emphasis"><text:span text:style-name="T91">api/v1/</text:span></text:span></text:a><text:a xlink:type="simple" xlink:href="http://localhost:4300/api/v1/traffic" text:style-name="Internet_20_link" text:visited-style-name="Visited_20_Internet_20_Link"><text:span text:style-name="Strong_20_Emphasis"><text:span text:style-name="T92">s</text:span></text:span></text:a><text:span text:style-name="T92">earchByCamera?</text:span><text:span text:style-name="Strong_20_Emphasis"><text:span text:style-name="T77">cameraN</text:span></text:span><text:span text:style-name="Strong_20_Emphasis"><text:span text:style-name="T79">ame</text:span></text:span><text:span text:style-name="Strong_20_Emphasis"><text:span text:style-name="T81">=</text:span></text:span><text:span text:style-name="Strong_20_Emphasis"><text:span text:style-name="T78"> “</text:span></text:span><text:span text:style-name="Strong_20_Emphasis"><text:span text:style-name="T77">Camera 1“</text:span></text:span><text:span text:style-name="Strong_20_Emphasis"><text:span text:style-name="T82">&amp;</text:span></text:span><text:span text:style-name="Strong_20_Emphasis"><text:span text:style-name="T81">status=true</text:span></text:span><text:span text:style-name="Strong_20_Emphasis"><text:span text:style-name="T76">"</text:span></text:span></text:p>
            </text:list-item>
            <text:list-item>
              <text:p text:style-name="P8"><text:span text:style-name="Strong_20_Emphasis"><text:span text:style-name="T75">$ </text:span></text:span><text:span text:style-name="Strong_20_Emphasis"><text:span text:style-name="T76">curl -X </text:span></text:span><text:span text:style-name="Strong_20_Emphasis"><text:span text:style-name="T77">GET</text:span></text:span><text:span text:style-name="Strong_20_Emphasis"><text:span text:style-name="T76"> "</text:span></text:span><text:a xlink:type="simple" xlink:href="http://localhost:4300/api/v1/traffic" text:style-name="Internet_20_link" text:visited-style-name="Visited_20_Internet_20_Link"><text:span text:style-name="Strong_20_Emphasis"><text:span text:style-name="T89">http://localhost:4</text:span></text:span></text:a><text:a xlink:type="simple" xlink:href="http://localhost:4300/api/v1/traffic" text:style-name="Internet_20_link" text:visited-style-name="Visited_20_Internet_20_Link"><text:span text:style-name="Strong_20_Emphasis"><text:span text:style-name="T90">3</text:span></text:span></text:a><text:a xlink:type="simple" xlink:href="http://localhost:4300/api/v1/traffic" text:style-name="Internet_20_link" text:visited-style-name="Visited_20_Internet_20_Link"><text:span text:style-name="Strong_20_Emphasis"><text:span text:style-name="T89">00/</text:span></text:span></text:a><text:a xlink:type="simple" xlink:href="http://localhost:4300/api/v1/traffic" text:style-name="Internet_20_link" text:visited-style-name="Visited_20_Internet_20_Link"><text:span text:style-name="Strong_20_Emphasis"><text:span text:style-name="T91">api/v1/</text:span></text:span></text:a><text:a xlink:type="simple" xlink:href="http://localhost:4300/api/v1/traffic" text:style-name="Internet_20_link" text:visited-style-name="Visited_20_Internet_20_Link"><text:span text:style-name="Strong_20_Emphasis">s</text:span></text:a><text:span text:style-name="Strong_20_Emphasis"><text:span text:style-name="T92">earch?</text:span></text:span><text:span text:style-name="Strong_20_Emphasis"><text:span text:style-name="T77">longitude</text:span></text:span><text:span text:style-name="Strong_20_Emphasis"><text:span text:style-name="T81">=</text:span></text:span><text:span text:style-name="Strong_20_Emphasis"><text:span text:style-name="T78"> </text:span></text:span><text:span text:style-name="Strong_20_Emphasis"><text:span text:style-name="T77">15.125670</text:span></text:span><text:span text:style-name="Strong_20_Emphasis"><text:span text:style-name="T82">&amp;</text:span></text:span><text:span text:style-name="Strong_20_Emphasis"><text:span text:style-name="T77">latitude</text:span></text:span><text:span text:style-name="Strong_20_Emphasis"><text:span text:style-name="T81">=</text:span></text:span><text:span text:style-name="Strong_20_Emphasis"><text:span text:style-name="T77">25,123600</text:span></text:span><text:span text:style-name="Strong_20_Emphasis"><text:span text:style-name="T76">"</text:span></text:span></text:p>
            </text:list-item>
          </text:list>
        </text:list-item>
        <text:list-item>
          <text:p text:style-name="P22">Notes:</text:p>
          <text:list>
            <text:list-item>
              <text:p text:style-name="P25">TODO</text:p>
            </text:list-item>
          </text:list>
        </text:list-item>
        <text:list-item>
          <text:p text:style-name="P19"><text:span text:style-name="T103">Response Examples</text:span><text:line-break/></text:p>
          <text:list>
            <text:list-item>
              <text:p text:style-name="P9"><text:span text:style-name="Strong_20_Emphasis"><text:span text:style-name="T40">400</text:span></text:span><text:span text:style-name="Strong_20_Emphasis"><text:span text:style-name="T41"> </text:span></text:span><text:span text:style-name="Strong_20_Emphasis"><text:span text:style-name="T42">Bad </text:span></text:span><text:span text:style-name="Strong_20_Emphasis"><text:span text:style-name="T40">Request</text:span></text:span></text:p>
              <text:list>
                <text:list-item>
                  <text:p text:style-name="P10"><text:span text:style-name="Strong_20_Emphasis"><text:span text:style-name="T68">{"code": &lt;code&gt;, "message": "</text:span></text:span><text:span text:style-name="Strong_20_Emphasis"><text:span text:style-name="T70">There is no </text:span></text:span><text:span text:style-name="Strong_20_Emphasis"><text:span text:style-name="T71">device</text:span></text:span><text:span text:style-name="Strong_20_Emphasis"><text:span text:style-name="T70"> with such </text:span></text:span><text:span text:style-name="Strong_20_Emphasis"><text:span text:style-name="T71">name“</text:span></text:span><text:span text:style-name="Strong_20_Emphasis"><text:span text:style-name="T68">}</text:span></text:span></text:p>
                </text:list-item>
              </text:list>
            </text:list-item>
            <text:list-item>
              <text:p text:style-name="P22">404 Not Found</text:p>
              <text:list>
                <text:list-item>
                  <text:p text:style-name="P29"><text:span text:style-name="Strong_20_Emphasis"><text:span text:style-name="T98">"message": "</text:span></text:span><text:span text:style-name="Strong_20_Emphasis"><text:span text:style-name="T101">There is no </text:span></text:span><text:span text:style-name="Strong_20_Emphasis"><text:span text:style-name="T100">device</text:span></text:span><text:span text:style-name="Strong_20_Emphasis"><text:span text:style-name="T101"> with such </text:span></text:span><text:span text:style-name="Strong_20_Emphasis"><text:span text:style-name="T100">name“</text:span></text:span></text:p>
                </text:list-item>
              </text:list>
            </text:list-item>
            <text:list-item>
              <text:p text:style-name="P22">500 Internal Server Error</text:p>
              <text:list>
                <text:list-item>
                  <text:p text:style-name="P9"><text:span text:style-name="Strong_20_Emphasis"><text:span text:style-name="T53">{"code": &lt;code&gt;, "message": "</text:span></text:span><text:span text:style-name="Strong_20_Emphasis"><text:span text:style-name="T54">An unknown internal error occurred.</text:span></text:span><text:span text:style-name="Strong_20_Emphasis"><text:span text:style-name="T53">"}</text:span></text:span></text:p>
                </text:list-item>
              </text:list>
              <text:p text:style-name="P7"><text:span text:style-name="Source_20_Text"><text:span text:style-name="T44"><text:line-break/></text:span></text:span></text:p>
            </text:list-item>
          </text:list>
        </text:list-item>
      </text:list>
      <text:p text:style-name="P1"><text:span text:style-name="Source_20_Text"><text:span text:style-name="T44"/></text:span></text:p>
      <text:p text:style-name="P4"><text:soft-page-break/><text:span text:style-name="T113">5</text:span><text:span text:style-name="T112">.3</text:span><text:span text:style-name="T109"> </text:span><text:span text:style-name="T105">Returns </text:span><text:span text:style-name="T106">details table data in JSON</text:span><text:span text:style-name="T105"> </text:span><text:span text:style-name="T106">format for selected </text:span><text:span text:style-name="T109">fixed date and fixed object type</text:span></text:p>
      <text:list xml:id="list44849417382908" text:continue-numbering="true" text:style-name="L1">
        <text:list-item>
          <text:p text:style-name="P16">URL:</text:p>
          <text:list>
            <text:list-header>
              <text:p text:style-name="P17"><text:span text:style-name="T19">{base-URL}/</text:span><text:span text:style-name="T20">search</text:span><text:span text:style-name="T21">By</text:span><text:span text:style-name="T22">Date</text:span></text:p>
            </text:list-header>
          </text:list>
        </text:list-item>
        <text:list-item>
          <text:p text:style-name="P16">Method:</text:p>
          <text:list>
            <text:list-header>
              <text:p text:style-name="P17">GET</text:p>
            </text:list-header>
          </text:list>
        </text:list-item>
        <text:list-item>
          <text:p text:style-name="P7"><text:span text:style-name="Strong_20_Emphasis"><text:span text:style-name="T23">URL Param</text:span></text:span><text:span text:style-name="Strong_20_Emphasis"><text:span text:style-name="T24">eters:</text:span></text:span></text:p>
          <text:list>
            <text:list-item>
              <text:p text:style-name="P7"><text:span text:style-name="Strong_20_Emphasis"><text:span text:style-name="T23">Required</text:span></text:span><text:span text:style-name="Strong_20_Emphasis"><text:span text:style-name="T26">:</text:span></text:span><text:span text:style-name="Strong_20_Emphasis"><text:span text:style-name="T23"> </text:span></text:span></text:p>
              <text:list>
                <text:list-header>
                  <text:p text:style-name="P7"><text:span text:style-name="Source_20_Text"><text:span text:style-name="T61"/></text:span></text:p>
                </text:list-header>
              </text:list>
            </text:list-item>
            <text:list-item>
              <text:p text:style-name="P17"><text:span text:style-name="T103">Optional</text:span>:</text:p>
              <text:list>
                <text:list-item>
                  <text:p text:style-name="P9"><text:span text:style-name="Source_20_Text"><text:span text:style-name="T32">camerasName</text:span></text:span><text:span text:style-name="Source_20_Text"><text:span text:style-name="T31">=[</text:span></text:span><text:span text:style-name="Source_20_Text"><text:span text:style-name="T32">string</text:span></text:span><text:span text:style-name="Source_20_Text"><text:span text:style-name="T31">] — </text:span></text:span><text:span text:style-name="Source_20_Text"><text:span text:style-name="T32">The name of the camera to which to fix the object</text:span></text:span></text:p>
                </text:list-item>
                <text:list-item>
                  <text:p text:style-name="P11"><text:span text:style-name="Source_20_Text"><text:span text:style-name="T61">type=[enum(car,animal, …)] - the fixed object type</text:span></text:span></text:p>
                </text:list-item>
                <text:list-item>
                  <text:p text:style-name="P12"><text:span text:style-name="Strong_20_Emphasis"><text:span text:style-name="T1">from</text:span></text:span><text:span text:style-name="Source_20_Text"><text:span text:style-name="T2">=</text:span></text:span><text:span text:style-name="Source_20_Text"><text:span text:style-name="T3">timestamp</text:span></text:span><text:span text:style-name="Source_20_Text"><text:span text:style-name="T2"> – </text:span></text:span><text:span text:style-name="Source_20_Text"><text:span text:style-name="T4">the</text:span></text:span><text:span text:style-name="Source_20_Text"><text:span text:style-name="T3"> start date </text:span></text:span><text:span text:style-name="Source_20_Text"><text:span text:style-name="T5">in epoch timestamp format</text:span></text:span><text:span text:style-name="Source_20_Text"><text:span text:style-name="T3"> </text:span></text:span><text:span text:style-name="Source_20_Text"><text:span text:style-name="T8">– </text:span></text:span><text:span text:style-name="Source_20_Text"><text:span text:style-name="T14">if the argument is not provided </text:span></text:span><text:span text:style-name="Source_20_Text"><text:span text:style-name="T15">current date is selected</text:span></text:span><text:span text:style-name="Source_20_Text"><text:span text:style-name="T18">(?)</text:span></text:span></text:p>
                </text:list-item>
                <text:list-item>
                  <text:p text:style-name="P12"><text:span text:style-name="Strong_20_Emphasis"><text:span text:style-name="T6">to</text:span></text:span><text:span text:style-name="Source_20_Text"><text:span text:style-name="T7">=</text:span></text:span><text:span text:style-name="Source_20_Text"><text:span text:style-name="T8">timestamp</text:span></text:span><text:span text:style-name="Source_20_Text"><text:span text:style-name="T7"> – </text:span></text:span><text:span text:style-name="Source_20_Text"><text:span text:style-name="T9">the</text:span></text:span><text:span text:style-name="Source_20_Text"><text:span text:style-name="T8"> </text:span></text:span><text:span text:style-name="Source_20_Text"><text:span text:style-name="T10">end</text:span></text:span><text:span text:style-name="Source_20_Text"><text:span text:style-name="T8"> date </text:span></text:span><text:span text:style-name="Source_20_Text"><text:span text:style-name="T11">in epoch timestamp format</text:span></text:span><text:span text:style-name="Source_20_Text"><text:span text:style-name="T8"> – </text:span></text:span><text:span text:style-name="Source_20_Text"><text:span text:style-name="T14">if the argument is not provided </text:span></text:span><text:span text:style-name="Source_20_Text"><text:span text:style-name="T15">current date is selected</text:span></text:span><text:span text:style-name="Source_20_Text"><text:span text:style-name="T29"> </text:span></text:span><text:span text:style-name="Source_20_Text"><text:span text:style-name="T33">(?)</text:span></text:span></text:p>
                  <text:p text:style-name="P7"><text:span text:style-name="Source_20_Text"><text:span text:style-name="T29"/></text:span></text:p>
                </text:list-item>
              </text:list>
            </text:list-item>
            <text:list-item>
              <text:p text:style-name="P7"><text:span text:style-name="Strong_20_Emphasis"><text:span text:style-name="T24">Body</text:span></text:span><text:span text:style-name="Strong_20_Emphasis"><text:span text:style-name="T23"> Param</text:span></text:span><text:span text:style-name="Strong_20_Emphasis"><text:span text:style-name="T24">eters</text:span></text:span><text:span text:style-name="Strong_20_Emphasis"><text:span text:style-name="T25">: </text:span></text:span><text:span text:style-name="Source_20_Text"><text:span text:style-name="T27">None<text:line-break/></text:span></text:span></text:p>
            </text:list-item>
          </text:list>
        </text:list-item>
        <text:list-item>
          <text:p text:style-name="P23">Notes:<text:span text:style-name="T116">(?)</text:span></text:p>
          <text:list>
            <text:list-item>
              <text:p text:style-name="P13"><text:span text:style-name="Source_20_Text"><text:span text:style-name="T66">If &lt;to&gt; parameter is not indicated the search will be carried </text:span></text:span><text:span text:style-name="Source_20_Text"><text:span text:style-name="T67">out </text:span></text:span><text:span text:style-name="Source_20_Text"><text:span text:style-name="T66">with the help of &lt;from&gt; parameter, else if &lt;to&gt; and &lt;from&gt; are indicated search will be car</text:span></text:span><text:span text:style-name="Source_20_Text"><text:span text:style-name="T67">r</text:span></text:span><text:span text:style-name="Source_20_Text"><text:span text:style-name="T66">ied </text:span></text:span><text:span text:style-name="Source_20_Text"><text:span text:style-name="T67">out in the period of &lt;from&gt;:&lt;to&gt;.</text:span></text:span></text:p>
            </text:list-item>
          </text:list>
        </text:list-item>
      </text:list>
      <text:p text:style-name="P5"><text:span text:style-name="Source_20_Text"><text:span text:style-name="T63"/></text:span></text:p>
      <text:list xml:id="list44850571765007" text:continue-numbering="true" text:style-name="L1">
        <text:list-item>
          <text:p text:style-name="P7"><text:span text:style-name="Source_20_Text"><text:span text:style-name="T34"><text:s/></text:span></text:span><text:span text:style-name="Strong_20_Emphasis"><text:span text:style-name="T23">Success Response:</text:span></text:span></text:p>
          <text:list>
            <text:list-item>
              <text:p text:style-name="P7"><text:span text:style-name="Strong_20_Emphasis"><text:span text:style-name="T35">Code: </text:span></text:span><text:span text:style-name="T43">200 </text:span></text:p>
            </text:list-item>
            <text:list-item>
              <text:p text:style-name="P7"><text:span text:style-name="Strong_20_Emphasis"><text:span text:style-name="T35">Content:</text:span></text:span><text:span text:style-name="Strong_20_Emphasis"><text:span text:style-name="T43"> </text:span></text:span></text:p>
              <text:p text:style-name="P7"><text:span text:style-name="Source_20_Text"><text:span text:style-name="T96">{“</text:span></text:span><text:span text:style-name="Source_20_Text"><text:span text:style-name="T97">image</text:span></text:span><text:span text:style-name="Source_20_Text"><text:span text:style-name="T96">“:</text:span></text:span><text:span text:style-name="Source_20_Text"><text:span text:style-name="T97">[{“url“: “&lt;imgUrl&gt;“, “cameraId“: {“cameraName“: “&lt;camera 1&gt;“}, “trafficId“:{“first_run_date“: “&lt;date&gt;“}}, <text:s text:c="2"/>{“url“: “imgUrl“, … } <text:s text:c="2"/>]</text:span></text:span><text:span text:style-name="Source_20_Text"><text:span text:style-name="T96">}</text:span></text:span></text:p>
              <text:list>
                <text:list-item>
                  <text:p text:style-name="P28"><text:span text:style-name="Source_20_Text"><text:span text:style-name="T17">TODO: Add the explanations of keys</text:span></text:span></text:p>
                </text:list-item>
              </text:list>
            </text:list-item>
            <text:list-item>
              <text:p text:style-name="P7"><text:span text:style-name="Strong_20_Emphasis"><text:span text:style-name="T36">Example</text:span></text:span><text:span text:style-name="Strong_20_Emphasis"><text:span text:style-name="T37">:</text:span></text:span></text:p>
              <text:p text:style-name="P7"><text:span text:style-name="Source_20_Text"><text:span text:style-name="T96">{“</text:span></text:span><text:span text:style-name="Source_20_Text"><text:span text:style-name="T97">image</text:span></text:span><text:span text:style-name="Source_20_Text"><text:span text:style-name="T96">“:</text:span></text:span><text:span text:style-name="Source_20_Text"><text:span text:style-name="T97">[{“url“: “imgUrl“, “cameraId“: {“cameraName“: “Camera </text:span></text:span><text:span text:style-name="Source_20_Text"><text:span text:style-name="T49">1</text:span></text:span><text:span text:style-name="Source_20_Text"><text:span text:style-name="T48">“}, “traffic“:{“first_run_date“: 1484784000000</text:span></text:span><text:span text:style-name="Source_20_Text"><text:span text:style-name="T97">}}, <text:s text:c="2"/>{“url“: “imgUrl“, … } <text:s text:c="2"/>]</text:span></text:span><text:span text:style-name="Source_20_Text"><text:span text:style-name="T96">}</text:span></text:span><text:span text:style-name="Source_20_Text"><text:span text:style-name="T44"><text:line-break/></text:span></text:span></text:p>
            </text:list-item>
          </text:list>
        </text:list-item>
        <text:list-item>
          <text:p text:style-name="P7"><text:span text:style-name="Strong_20_Emphasis"><text:span text:style-name="T38">Error Response:</text:span></text:span><text:span text:style-name="Strong_20_Emphasis"><text:span text:style-name="T35"> </text:span></text:span></text:p>
          <text:list>
            <text:list-item>
              <text:p text:style-name="P7"><text:span text:style-name="T114">Code: </text:span><text:span text:style-name="T115">400 Bad Request</text:span></text:p>
            </text:list-item>
            <text:list-item>
              <text:p text:style-name="P7"><text:soft-page-break/><text:span text:style-name="Strong_20_Emphasis"><text:span text:style-name="T35">Code: </text:span></text:span><text:span text:style-name="Strong_20_Emphasis"><text:span text:style-name="T43">404 N</text:span></text:span><text:span text:style-name="Strong_20_Emphasis"><text:span text:style-name="T45">ot Found</text:span></text:span></text:p>
            </text:list-item>
            <text:list-item>
              <text:p text:style-name="P7"><text:span text:style-name="Strong_20_Emphasis"><text:span text:style-name="T39">Code: </text:span></text:span><text:span text:style-name="Strong_20_Emphasis"><text:span text:style-name="T55">500 Internal Server Error</text:span></text:span></text:p>
            </text:list-item>
          </text:list>
        </text:list-item>
      </text:list>
      <text:p text:style-name="P1"><text:span text:style-name="Strong_20_Emphasis"><text:span text:style-name="T55"/></text:span></text:p>
      <text:p text:style-name="P1"><text:span text:style-name="Strong_20_Emphasis"><text:span text:style-name="T55"/></text:span></text:p>
      <text:list xml:id="list44849430925026" text:continue-numbering="true" text:style-name="L1">
        <text:list-item>
          <text:p text:style-name="P21">Sample Call:</text:p>
          <text:list>
            <text:list-item>
              <text:p text:style-name="P8"><text:span text:style-name="Strong_20_Emphasis"><text:span text:style-name="T75">$ </text:span></text:span><text:span text:style-name="Strong_20_Emphasis"><text:span text:style-name="T76">curl -X </text:span></text:span><text:span text:style-name="Strong_20_Emphasis"><text:span text:style-name="T77">GET</text:span></text:span><text:span text:style-name="Strong_20_Emphasis"><text:span text:style-name="T76"> "</text:span></text:span><text:a xlink:type="simple" xlink:href="http://localhost:4300/api/v1/traffic" text:style-name="Internet_20_link" text:visited-style-name="Visited_20_Internet_20_Link"><text:span text:style-name="Strong_20_Emphasis"><text:span text:style-name="T89">http://localhost:4</text:span></text:span></text:a><text:a xlink:type="simple" xlink:href="http://localhost:4300/api/v1/traffic" text:style-name="Internet_20_link" text:visited-style-name="Visited_20_Internet_20_Link"><text:span text:style-name="Strong_20_Emphasis"><text:span text:style-name="T90">3</text:span></text:span></text:a><text:a xlink:type="simple" xlink:href="http://localhost:4300/api/v1/traffic" text:style-name="Internet_20_link" text:visited-style-name="Visited_20_Internet_20_Link"><text:span text:style-name="Strong_20_Emphasis"><text:span text:style-name="T89">00/</text:span></text:span></text:a><text:a xlink:type="simple" xlink:href="http://localhost:4300/api/v1/traffic" text:style-name="Internet_20_link" text:visited-style-name="Visited_20_Internet_20_Link"><text:span text:style-name="Strong_20_Emphasis"><text:span text:style-name="T91">api/v1/</text:span></text:span></text:a><text:a xlink:type="simple" xlink:href="http://localhost:4300/api/v1/traffic" text:style-name="Internet_20_link" text:visited-style-name="Visited_20_Internet_20_Link"><text:span text:style-name="Strong_20_Emphasis"><text:span text:style-name="T92">s</text:span></text:span></text:a><text:span text:style-name="T92">earchBy</text:span><text:span text:style-name="T94">Date?</text:span><text:span text:style-name="Strong_20_Emphasis"><text:span text:style-name="T84">from</text:span></text:span><text:span text:style-name="Strong_20_Emphasis"><text:span text:style-name="T81">=</text:span></text:span><text:span text:style-name="Strong_20_Emphasis"><text:span text:style-name="T78"> </text:span></text:span><text:span text:style-name="Source_20_Text"><text:span text:style-name="T12">1484793900000</text:span></text:span><text:span text:style-name="Strong_20_Emphasis"><text:span text:style-name="T83">&amp;</text:span></text:span><text:span text:style-name="Strong_20_Emphasis"><text:span text:style-name="T80">type=</text:span></text:span><text:span text:style-name="Strong_20_Emphasis"><text:span text:style-name="T81">c</text:span></text:span><text:span text:style-name="Strong_20_Emphasis"><text:span text:style-name="T80">ar</text:span></text:span><text:span text:style-name="Strong_20_Emphasis"><text:span text:style-name="T78">"</text:span></text:span></text:p>
            </text:list-item>
            <text:list-item>
              <text:p text:style-name="P14"><text:span text:style-name="Strong_20_Emphasis"><text:span text:style-name="T75">$ </text:span></text:span><text:span text:style-name="Strong_20_Emphasis"><text:span text:style-name="T76">curl -X </text:span></text:span><text:span text:style-name="Strong_20_Emphasis"><text:span text:style-name="T77">GET</text:span></text:span><text:span text:style-name="Strong_20_Emphasis"><text:span text:style-name="T76"> "</text:span></text:span><text:a xlink:type="simple" xlink:href="http://localhost:4300/api/v1/traffic" text:style-name="Internet_20_link" text:visited-style-name="Visited_20_Internet_20_Link"><text:span text:style-name="Strong_20_Emphasis"><text:span text:style-name="T89">http://localhost:4</text:span></text:span></text:a><text:a xlink:type="simple" xlink:href="http://localhost:4300/api/v1/traffic" text:style-name="Internet_20_link" text:visited-style-name="Visited_20_Internet_20_Link"><text:span text:style-name="Strong_20_Emphasis"><text:span text:style-name="T90">3</text:span></text:span></text:a><text:a xlink:type="simple" xlink:href="http://localhost:4300/api/v1/traffic" text:style-name="Internet_20_link" text:visited-style-name="Visited_20_Internet_20_Link"><text:span text:style-name="Strong_20_Emphasis"><text:span text:style-name="T89">00/</text:span></text:span></text:a><text:a xlink:type="simple" xlink:href="http://localhost:4300/api/v1/traffic" text:style-name="Internet_20_link" text:visited-style-name="Visited_20_Internet_20_Link"><text:span text:style-name="Strong_20_Emphasis"><text:span text:style-name="T91">api/v1/</text:span></text:span></text:a><text:a xlink:type="simple" xlink:href="http://localhost:4300/api/v1/traffic" text:style-name="Internet_20_link" text:visited-style-name="Visited_20_Internet_20_Link"><text:span text:style-name="Strong_20_Emphasis">s</text:span></text:a><text:span text:style-name="Strong_20_Emphasis"><text:span text:style-name="T92">earchBy</text:span></text:span><text:span text:style-name="Strong_20_Emphasis"><text:span text:style-name="T94">Date</text:span></text:span><text:span text:style-name="Strong_20_Emphasis"><text:span text:style-name="T93">?</text:span></text:span><text:span text:style-name="Strong_20_Emphasis"><text:span text:style-name="T84">from</text:span></text:span><text:span text:style-name="Strong_20_Emphasis"><text:span text:style-name="T81">=</text:span></text:span><text:span text:style-name="Strong_20_Emphasis"><text:span text:style-name="T78"> </text:span></text:span><text:span text:style-name="Source_20_Text"><text:span text:style-name="T12">1484793900000</text:span></text:span><text:span text:style-name="Source_20_Text"><text:span text:style-name="T13">&amp;to=</text:span></text:span><text:span text:style-name="Source_20_Text"><text:span text:style-name="T12">1</text:span></text:span><text:span text:style-name="Source_20_Text"><text:span text:style-name="T13">9</text:span></text:span><text:span text:style-name="Source_20_Text"><text:span text:style-name="T12">847939</text:span></text:span><text:span text:style-name="Source_20_Text"><text:span text:style-name="T13">258</text:span></text:span><text:span text:style-name="Source_20_Text"><text:span text:style-name="T12">00</text:span></text:span><text:span text:style-name="Strong_20_Emphasis"><text:span text:style-name="T78">"</text:span></text:span></text:p>
            </text:list-item>
          </text:list>
        </text:list-item>
        <text:list-item>
          <text:p text:style-name="P20">Notes:</text:p>
          <text:list>
            <text:list-item>
              <text:p text:style-name="P25">TODO</text:p>
            </text:list-item>
          </text:list>
        </text:list-item>
        <text:list-item>
          <text:p text:style-name="P18"><text:span text:style-name="T103">Response Examples</text:span><text:line-break/></text:p>
          <text:list>
            <text:list-item>
              <text:p text:style-name="P15"><text:span text:style-name="Strong_20_Emphasis"><text:span text:style-name="T40">400</text:span></text:span><text:span text:style-name="Strong_20_Emphasis"><text:span text:style-name="T41"> </text:span></text:span><text:span text:style-name="Strong_20_Emphasis"><text:span text:style-name="T42">Bad </text:span></text:span><text:span text:style-name="Strong_20_Emphasis"><text:span text:style-name="T40">Request</text:span></text:span></text:p>
              <text:list>
                <text:list-item>
                  <text:p text:style-name="P15"><text:span text:style-name="Strong_20_Emphasis"><text:span text:style-name="T68">{"code": &lt;code&gt;, "message": "</text:span></text:span><text:span text:style-name="Strong_20_Emphasis"><text:span text:style-name="T69">Wrong request</text:span></text:span><text:span text:style-name="Strong_20_Emphasis"><text:span text:style-name="T71">“</text:span></text:span><text:span text:style-name="Strong_20_Emphasis"><text:span text:style-name="T68">}</text:span></text:span></text:p>
                </text:list-item>
              </text:list>
            </text:list-item>
            <text:list-item>
              <text:p text:style-name="P24">404 Not Found</text:p>
              <text:list>
                <text:list-item>
                  <text:p text:style-name="P29"><text:span text:style-name="Strong_20_Emphasis"><text:span text:style-name="T98">"message": "</text:span></text:span><text:span text:style-name="Strong_20_Emphasis"><text:span text:style-name="T101">There is no </text:span></text:span><text:span text:style-name="Strong_20_Emphasis"><text:span text:style-name="T102">fixed object </text:span></text:span><text:span text:style-name="Strong_20_Emphasis"><text:span text:style-name="T101"><text:s/>with such </text:span></text:span><text:span text:style-name="Strong_20_Emphasis"><text:span text:style-name="T102">date and type</text:span></text:span><text:span text:style-name="Strong_20_Emphasis"><text:span text:style-name="T100">“</text:span></text:span></text:p>
                </text:list-item>
              </text:list>
            </text:list-item>
            <text:list-item>
              <text:p text:style-name="P24">500 Internal Server Error</text:p>
              <text:list>
                <text:list-item>
                  <text:p text:style-name="P15"><text:span text:style-name="Strong_20_Emphasis"><text:span text:style-name="T53">{"code": &lt;code&gt;, "message": "</text:span></text:span><text:span text:style-name="Strong_20_Emphasis"><text:span text:style-name="T54">An unknown internal error occurred.</text:span></text:span><text:span text:style-name="Strong_20_Emphasis"><text:span text:style-name="T53">"}</text:span>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5cm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Zeichenforma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2:51:02.969016315</meta:creation-date>
    <dc:date>2017-07-27T04:48:44.684387814</dc:date>
    <meta:editing-duration>PT18M50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5" meta:paragraph-count="121" meta:word-count="649" meta:character-count="4418" meta:non-whitespace-character-count="3936"/>
  </office:meta>
</office:document-meta>
</file>